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6.9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"/>
  </office:automatic-styles>
  <office:body>
    <office:spreadsheet>
      <table:table table:name="All" table:style-name="ta1"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 table:number-columns-spanned="1" table:number-rows-spanned="4">
            <text:p>bench</text:p>
          </table:table-cell>
          <table:table-cell table:style-name="ce1" office:value-type="string" calcext:value-type="string" table:number-columns-spanned="17" table:number-rows-spanned="1">
            <text:p>gcc</text:p>
          </table:table-cell>
          <table:covered-table-cell table:number-columns-repeated="16"/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5" table:number-rows-spanned="1">
            <text:p>O0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O1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O2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O3</text:p>
          </table:table-cell>
          <table:covered-table-cell table:number-columns-repeated="4"/>
        </table:table-row>
        <table:table-row table:style-name="ro1">
          <table:covered-table-cell/>
          <table:table-cell table:style-name="ce1" office:value-type="string" calcext:value-type="string" table:number-columns-spanned="2" table:number-rows-spanned="1">
            <text:p>dump</text:p>
          </table:table-cell>
          <table:covered-table-cell/>
          <table:table-cell table:style-name="ce1" office:value-type="string" calcext:value-type="string" table:number-columns-spanned="3" table:number-rows-spanned="1">
            <text:p>slice</text:p>
          </table:table-cell>
          <table:covered-table-cell table:style-name="ce1"/>
          <table:covered-table-cell/>
          <table:table-cell table:style-name="ce1" office:value-type="string" calcext:value-type="string" table:number-columns-spanned="2" table:number-rows-spanned="1">
            <text:p>dump</text:p>
          </table:table-cell>
          <table:covered-table-cell/>
          <table:table-cell table:style-name="ce1" office:value-type="string" calcext:value-type="string" table:number-columns-spanned="3" table:number-rows-spanned="1">
            <text:p>slice</text:p>
          </table:table-cell>
          <table:covered-table-cell table:style-name="ce1"/>
          <table:covered-table-cell/>
          <table:table-cell table:style-name="ce1" office:value-type="string" calcext:value-type="string" table:number-columns-spanned="2" table:number-rows-spanned="1">
            <text:p>dump</text:p>
          </table:table-cell>
          <table:covered-table-cell/>
          <table:table-cell table:style-name="ce1" office:value-type="string" calcext:value-type="string" table:number-columns-spanned="3" table:number-rows-spanned="1">
            <text:p>slice</text:p>
          </table:table-cell>
          <table:covered-table-cell table:style-name="ce1"/>
          <table:covered-table-cell/>
          <table:table-cell table:style-name="ce1" office:value-type="string" calcext:value-type="string" table:number-columns-spanned="2" table:number-rows-spanned="1">
            <text:p>dump</text:p>
          </table:table-cell>
          <table:covered-table-cell/>
          <table:table-cell table:style-name="ce1" office:value-type="string" calcext:value-type="string" table:number-columns-spanned="3" table:number-rows-spanned="1">
            <text:p>slice</text:p>
          </table:table-cell>
          <table:covered-table-cell table:style-name="ce1"/>
          <table:covered-table-cell/>
        </table:table-row>
        <table:table-row table:style-name="ro1">
          <table:covered-table-cell/>
          <table:table-cell office:value-type="string" calcext:value-type="string">
            <text:p>inst</text:p>
          </table:table-cell>
          <table:table-cell office:value-type="string" calcext:value-type="string">
            <text:p>regs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regs</text:p>
          </table:table-cell>
          <table:table-cell office:value-type="string" calcext:value-type="string">
            <text:p>comp. Time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regs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regs</text:p>
          </table:table-cell>
          <table:table-cell office:value-type="string" calcext:value-type="string">
            <text:p>comp. Time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regs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regs</text:p>
          </table:table-cell>
          <table:table-cell office:value-type="string" calcext:value-type="string">
            <text:p>comp. Time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regs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regs</text:p>
          </table:table-cell>
          <table:table-cell office:value-type="string" calcext:value-type="string">
            <text:p>comp. Time</text:p>
          </table:table-cell>
        </table:table-row>
        <table:table-row table:style-name="ro1">
          <table:table-cell office:value-type="string" calcext:value-type="string">
            <text:p>adpcm</text:p>
          </table:table-cell>
          <table:table-cell office:value-type="float" office:value="1858" calcext:value-type="float">
            <text:p>1858</text:p>
          </table:table-cell>
          <table:table-cell office:value-type="float" office:value="17" calcext:value-type="float">
            <text:p>17</text:p>
          </table:table-cell>
          <table:table-cell office:value-type="float" office:value="224" calcext:value-type="float">
            <text:p>2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316809</text:p>
          </table:table-cell>
          <table:table-cell office:value-type="float" office:value="966" calcext:value-type="float">
            <text:p>966</text:p>
          </table:table-cell>
          <table:table-cell office:value-type="float" office:value="32" calcext:value-type="float">
            <text:p>32</text:p>
          </table:table-cell>
          <table:table-cell office:value-type="float" office:value="357" calcext:value-type="float">
            <text:p>3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445399</text:p>
          </table:table-cell>
          <table:table-cell office:value-type="float" office:value="1094" calcext:value-type="float">
            <text:p>1094</text:p>
          </table:table-cell>
          <table:table-cell office:value-type="float" office:value="28" calcext:value-type="float">
            <text:p>28</text:p>
          </table:table-cell>
          <table:table-cell office:value-type="float" office:value="421" calcext:value-type="float">
            <text:p>4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215034</text:p>
          </table:table-cell>
          <table:table-cell office:value-type="float" office:value="1775" calcext:value-type="float">
            <text:p>1775</text:p>
          </table:table-cell>
          <table:table-cell office:value-type="float" office:value="36" calcext:value-type="float">
            <text:p>36</text:p>
          </table:table-cell>
          <table:table-cell office:value-type="float" office:value="348" calcext:value-type="float">
            <text:p>34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104801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124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24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48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249</text:p>
          </table:table-cell>
        </table:table-row>
        <table:table-row table:style-name="ro1">
          <table:table-cell office:value-type="string" calcext:value-type="string">
            <text:p>bsort100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834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172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926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2209</text:p>
          </table:table-cell>
        </table:table-row>
        <table:table-row table:style-name="ro1">
          <table:table-cell office:value-type="string" calcext:value-type="string">
            <text:p>cnt</text:p>
          </table:table-cell>
          <table:table-cell office:value-type="float" office:value="193" calcext:value-type="float">
            <text:p>193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6851</text:p>
          </table:table-cell>
          <table:table-cell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3346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2394</text:p>
          </table:table-cell>
          <table:table-cell office:value-type="float" office:value="1124" calcext:value-type="float">
            <text:p>1124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64047</text:p>
          </table:table-cell>
        </table:table-row>
        <table:table-row table:style-name="ro1">
          <table:table-cell office:value-type="string" calcext:value-type="string">
            <text:p>compress</text:p>
          </table:table-cell>
          <table:table-cell office:value-type="float" office:value="725" calcext:value-type="float">
            <text:p>725</text:p>
          </table:table-cell>
          <table:table-cell office:value-type="float" office:value="19" calcext:value-type="float">
            <text:p>19</text:p>
          </table:table-cell>
          <table:table-cell office:value-type="float" office:value="271" calcext:value-type="float">
            <text:p>27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86681</text:p>
          </table:table-cell>
          <table:table-cell office:value-type="float" office:value="529" calcext:value-type="float">
            <text:p>529</text:p>
          </table:table-cell>
          <table:table-cell office:value-type="float" office:value="31" calcext:value-type="float">
            <text:p>31</text:p>
          </table:table-cell>
          <table:table-cell office:value-type="float" office:value="214" calcext:value-type="float">
            <text:p>2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165065</text:p>
          </table:table-cell>
          <table:table-cell office:value-type="float" office:value="530" calcext:value-type="float">
            <text:p>530</text:p>
          </table:table-cell>
          <table:table-cell office:value-type="float" office:value="33" calcext:value-type="float">
            <text:p>33</text:p>
          </table:table-cell>
          <table:table-cell office:value-type="float" office:value="247" calcext:value-type="float">
            <text:p>24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170962</text:p>
          </table:table-cell>
          <table:table-cell office:value-type="float" office:value="752" calcext:value-type="float">
            <text:p>752</text:p>
          </table:table-cell>
          <table:table-cell office:value-type="float" office:value="35" calcext:value-type="float">
            <text:p>35</text:p>
          </table:table-cell>
          <table:table-cell office:value-type="float" office:value="316" calcext:value-type="float">
            <text:p>3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302341</text:p>
          </table:table-cell>
        </table:table-row>
        <table:table-row table:style-name="ro1">
          <table:table-cell office:value-type="string" calcext:value-type="string">
            <text:p>crc</text:p>
          </table:table-cell>
          <table:table-cell office:value-type="float" office:value="295" calcext:value-type="float">
            <text:p>29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32393</text:p>
          </table:table-cell>
          <table:table-cell office:value-type="float" office:value="162" calcext:value-type="float">
            <text:p>162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29548</text:p>
          </table:table-cell>
          <table:table-cell office:value-type="float" office:value="141" calcext:value-type="float">
            <text:p>141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26481</text:p>
          </table:table-cell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38656</text:p>
          </table:table-cell>
        </table:table-row>
        <table:table-row table:style-name="ro1">
          <table:table-cell office:value-type="string" calcext:value-type="string">
            <text:p>expint</text:p>
          </table:table-cell>
          <table:table-cell office:value-type="float" office:value="187" calcext:value-type="float">
            <text:p>187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6256</text:p>
          </table:table-cell>
          <table:table-cell office:value-type="float" office:value="135" calcext:value-type="float">
            <text:p>135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83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346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328</text:p>
          </table:table-cell>
        </table:table-row>
        <table:table-row table:style-name="ro1">
          <table:table-cell office:value-type="string" calcext:value-type="string">
            <text:p>fdct</text:p>
          </table:table-cell>
          <table:table-cell office:value-type="float" office:value="662" calcext:value-type="float">
            <text:p>66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33032</text:p>
          </table:table-cell>
          <table:table-cell office:value-type="float" office:value="185" calcext:value-type="float">
            <text:p>18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5564</text:p>
          </table:table-cell>
          <table:table-cell office:value-type="float" office:value="205" calcext:value-type="float">
            <text:p>20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5925</text:p>
          </table:table-cell>
          <table:table-cell office:value-type="float" office:value="692" calcext:value-type="float">
            <text:p>69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.015927</text:p>
          </table:table-cell>
        </table:table-row>
        <table:table-row table:style-name="ro1">
          <table:table-cell office:value-type="string" calcext:value-type="string">
            <text:p>fibcall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41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86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.00070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.00081</text:p>
          </table:table-cell>
        </table:table-row>
        <table:table-row table:style-name="ro1">
          <table:table-cell office:value-type="string" calcext:value-type="string">
            <text:p>fir</text:p>
          </table:table-cell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7379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7269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7686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7021</text:p>
          </table:table-cell>
        </table:table-row>
        <table:table-row table:style-name="ro1">
          <table:table-cell office:value-type="string" calcext:value-type="string">
            <text:p>janne_complex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90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477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62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2495</text:p>
          </table:table-cell>
        </table:table-row>
        <table:table-row table:style-name="ro1">
          <table:table-cell office:value-type="string" calcext:value-type="string">
            <text:p>jfdctint</text:p>
          </table:table-cell>
          <table:table-cell office:value-type="float" office:value="505" calcext:value-type="float">
            <text:p>505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23642</text:p>
          </table:table-cell>
          <table:table-cell office:value-type="float" office:value="195" calcext:value-type="float">
            <text:p>19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4303</text:p>
          </table:table-cell>
          <table:table-cell office:value-type="float" office:value="219" calcext:value-type="float">
            <text:p>21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5112</text:p>
          </table:table-cell>
          <table:table-cell office:value-type="float" office:value="795" calcext:value-type="float">
            <text:p>795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4487</text:p>
          </table:table-cell>
        </table:table-row>
        <table:table-row table:style-name="ro1">
          <table:table-cell office:value-type="string" calcext:value-type="string">
            <text:p>matmult</text:p>
          </table:table-cell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10899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4024</text:p>
          </table:table-cell>
          <table:table-cell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3781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3804</text:p>
          </table:table-cell>
        </table:table-row>
        <table:table-row table:style-name="ro1">
          <table:table-cell office:value-type="string" calcext:value-type="string">
            <text:p>ndes</text:p>
          </table:table-cell>
          <table:table-cell office:value-type="float" office:value="936" calcext:value-type="float">
            <text:p>936</text:p>
          </table:table-cell>
          <table:table-cell office:value-type="float" office:value="17" calcext:value-type="float">
            <text:p>17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301772</text:p>
          </table:table-cell>
          <table:table-cell office:value-type="float" office:value="474" calcext:value-type="float">
            <text:p>474</text:p>
          </table:table-cell>
          <table:table-cell office:value-type="float" office:value="27" calcext:value-type="float">
            <text:p>27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11838</text:p>
          </table:table-cell>
          <table:table-cell office:value-type="float" office:value="563" calcext:value-type="float">
            <text:p>563</text:p>
          </table:table-cell>
          <table:table-cell office:value-type="float" office:value="26" calcext:value-type="float">
            <text:p>26</text:p>
          </table:table-cell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56845</text:p>
          </table:table-cell>
          <table:table-cell office:value-type="float" office:value="886" calcext:value-type="float">
            <text:p>886</text:p>
          </table:table-cell>
          <table:table-cell office:value-type="float" office:value="28" calcext:value-type="float">
            <text:p>28</text:p>
          </table:table-cell>
          <table:table-cell office:value-type="float" office:value="522" calcext:value-type="float">
            <text:p>5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54642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8848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6379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5504</text:p>
          </table:table-cell>
          <table:table-cell office:value-type="float" office:value="181" calcext:value-type="float">
            <text:p>181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5169</text:p>
          </table:table-cell>
        </table:table-row>
        <table:table-row table:style-name="ro1">
          <table:table-cell office:value-type="string" calcext:value-type="string">
            <text:p>prime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9307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29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328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553</text:p>
          </table:table-cell>
        </table:table-row>
        <table:table-row table:style-name="ro1">
          <table:table-cell table:number-columns-repeated="4"/>
          <table:table-cell table:formula="of:=AVERAGE([.E6:.E21])" office:value-type="float" office:value="8.8125" calcext:value-type="float">
            <text:p>8.8125</text:p>
          </table:table-cell>
          <table:table-cell table:number-columns-repeated="4"/>
          <table:table-cell table:formula="of:=AVERAGE([.J6:.J21])" office:value-type="float" office:value="13" calcext:value-type="float">
            <text:p>13</text:p>
          </table:table-cell>
          <table:table-cell table:number-columns-repeated="4"/>
          <table:table-cell table:formula="of:=AVERAGE([.O6:.O21])" office:value-type="float" office:value="11.75" calcext:value-type="float">
            <text:p>11.75</text:p>
          </table:table-cell>
          <table:table-cell table:number-columns-repeated="4"/>
          <table:table-cell table:formula="of:=AVERAGE([.T6:.T21])" office:value-type="float" office:value="12.125" calcext:value-type="float">
            <text:p>12.125</text:p>
          </table:table-cell>
          <table:table-cell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office:value-type="string" calcext:value-type="string" table:number-columns-spanned="1" table:number-rows-spanned="4">
            <text:p>bench</text:p>
          </table:table-cell>
          <table:table-cell table:style-name="ce1" office:value-type="string" calcext:value-type="string" table:number-columns-spanned="10" table:number-rows-spanned="1">
            <text:p>cosmic</text:p>
          </table:table-cell>
          <table:covered-table-cell table:number-columns-repeated="9"/>
          <table:table-cell table:number-columns-repeated="10"/>
        </table:table-row>
        <table:table-row table:style-name="ro1">
          <table:covered-table-cell/>
          <table:table-cell table:style-name="ce1" office:value-type="string" calcext:value-type="string" table:number-columns-spanned="5" table:number-rows-spanned="1">
            <text:p>no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default</text:p>
          </table:table-cell>
          <table:covered-table-cell table:number-columns-repeated="4"/>
          <table:table-cell table:number-columns-repeated="10"/>
        </table:table-row>
        <table:table-row table:style-name="ro1">
          <table:covered-table-cell/>
          <table:table-cell table:style-name="ce1" office:value-type="string" calcext:value-type="string" table:number-columns-spanned="2" table:number-rows-spanned="1">
            <text:p>dump</text:p>
          </table:table-cell>
          <table:covered-table-cell/>
          <table:table-cell table:style-name="ce1" office:value-type="string" calcext:value-type="string" table:number-columns-spanned="3" table:number-rows-spanned="1">
            <text:p>slice</text:p>
          </table:table-cell>
          <table:covered-table-cell table:style-name="ce1"/>
          <table:covered-table-cell/>
          <table:table-cell table:style-name="ce1" office:value-type="string" calcext:value-type="string" table:number-columns-spanned="2" table:number-rows-spanned="1">
            <text:p>dump</text:p>
          </table:table-cell>
          <table:covered-table-cell/>
          <table:table-cell table:style-name="ce1" office:value-type="string" calcext:value-type="string" table:number-columns-spanned="3" table:number-rows-spanned="1">
            <text:p>slice</text:p>
          </table:table-cell>
          <table:covered-table-cell table:style-name="ce1"/>
          <table:covered-table-cell/>
          <table:table-cell/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o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nst</text:p>
          </table:table-cell>
          <table:table-cell office:value-type="string" calcext:value-type="string">
            <text:p>regs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regs</text:p>
          </table:table-cell>
          <table:table-cell office:value-type="string" calcext:value-type="string">
            <text:p>comp. Time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regs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regs</text:p>
          </table:table-cell>
          <table:table-cell office:value-type="string" calcext:value-type="string">
            <text:p>comp. Time</text:p>
          </table:table-cell>
          <table:table-cell office:value-type="string" calcext:value-type="string">
            <text:p>Avg</text:p>
          </table:table-cell>
          <table:table-cell table:formula="of:=AVERAGE([.E6:.E21])" office:value-type="float" office:value="8.8125" calcext:value-type="float">
            <text:p>8.8125</text:p>
          </table:table-cell>
          <table:table-cell table:formula="of:=AVERAGE([.J6:.J21])" office:value-type="float" office:value="13" calcext:value-type="float">
            <text:p>13</text:p>
          </table:table-cell>
          <table:table-cell table:formula="of:=AVERAGE([.O6:.O21])" office:value-type="float" office:value="11.75" calcext:value-type="float">
            <text:p>11.75</text:p>
          </table:table-cell>
          <table:table-cell table:formula="of:=AVERAGE([.T6:.T21])" office:value-type="float" office:value="12.125" calcext:value-type="float">
            <text:p>12.125</text:p>
          </table:table-cell>
          <table:table-cell table:formula="of:=AVERAGE([.E29:.E44])" office:value-type="float" office:value="11.9375" calcext:value-type="float">
            <text:p>11.9375</text:p>
          </table:table-cell>
          <table:table-cell table:formula="of:=AVERAGE([.J29:.J44]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pcm</text:p>
          </table:table-cell>
          <table:table-cell office:value-type="float" office:value="1282" calcext:value-type="float">
            <text:p>1282</text:p>
          </table:table-cell>
          <table:table-cell office:value-type="float" office:value="37" calcext:value-type="float">
            <text:p>37</text:p>
          </table:table-cell>
          <table:table-cell office:value-type="float" office:value="398" calcext:value-type="float">
            <text:p>39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392181</text:p>
          </table:table-cell>
          <table:table-cell office:value-type="float" office:value="1064" calcext:value-type="float">
            <text:p>1064</text:p>
          </table:table-cell>
          <table:table-cell office:value-type="float" office:value="37" calcext:value-type="float">
            <text:p>37</text:p>
          </table:table-cell>
          <table:table-cell office:value-type="float" office:value="338" calcext:value-type="float">
            <text:p>33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346258</text:p>
          </table:table-cell>
          <table:table-cell office:value-type="string" calcext:value-type="string">
            <text:p>Min</text:p>
          </table:table-cell>
          <table:table-cell table:formula="of:=MIN([.E6:.E21])" office:value-type="float" office:value="6" calcext:value-type="float">
            <text:p>6</text:p>
          </table:table-cell>
          <table:table-cell table:formula="of:=MIN([.J6:.J21])" office:value-type="float" office:value="3" calcext:value-type="float">
            <text:p>3</text:p>
          </table:table-cell>
          <table:table-cell table:formula="of:=MIN([.O6:.O21])" office:value-type="float" office:value="3" calcext:value-type="float">
            <text:p>3</text:p>
          </table:table-cell>
          <table:table-cell table:formula="of:=MIN([.T6:.T21])" office:value-type="float" office:value="3" calcext:value-type="float">
            <text:p>3</text:p>
          </table:table-cell>
          <table:table-cell table:formula="of:=MIN([.E29:.E44])" office:value-type="float" office:value="3" calcext:value-type="float">
            <text:p>3</text:p>
          </table:table-cell>
          <table:table-cell table:formula="of:=MIN([.J29:.J44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s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41574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98393</text:p>
          </table:table-cell>
          <table:table-cell office:value-type="string" calcext:value-type="string">
            <text:p>Max</text:p>
          </table:table-cell>
          <table:table-cell table:formula="of:=MAX([.E6:.E21])" office:value-type="float" office:value="15" calcext:value-type="float">
            <text:p>15</text:p>
          </table:table-cell>
          <table:table-cell table:formula="of:=MAX([.J6:.J21])" office:value-type="float" office:value="28" calcext:value-type="float">
            <text:p>28</text:p>
          </table:table-cell>
          <table:table-cell table:formula="of:=MAX([.O6:.O21])" office:value-type="float" office:value="30" calcext:value-type="float">
            <text:p>30</text:p>
          </table:table-cell>
          <table:table-cell table:formula="of:=MAX([.T6:.T21])" office:value-type="float" office:value="33" calcext:value-type="float">
            <text:p>33</text:p>
          </table:table-cell>
          <table:table-cell table:formula="of:=MAX([.E29:.E44])" office:value-type="float" office:value="22" calcext:value-type="float">
            <text:p>22</text:p>
          </table:table-cell>
          <table:table-cell table:formula="of:=MAX([.J29:.J44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sort100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42235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45818</text:p>
          </table:table-cell>
          <table:table-cell office:value-type="string" calcext:value-type="string">
            <text:p>Sigma</text:p>
          </table:table-cell>
          <table:table-cell table:formula="of:=AVEDEV([.E6:.E21])" office:value-type="float" office:value="1.5625" calcext:value-type="float">
            <text:p>1.5625</text:p>
          </table:table-cell>
          <table:table-cell table:formula="of:=AVEDEV([.J6:.J21])" office:value-type="float" office:value="5.25" calcext:value-type="float">
            <text:p>5.25</text:p>
          </table:table-cell>
          <table:table-cell table:formula="of:=AVEDEV([.O6:.O21])" office:value-type="float" office:value="6.3125" calcext:value-type="float">
            <text:p>6.3125</text:p>
          </table:table-cell>
          <table:table-cell table:formula="of:=AVEDEV([.T6:.T21])" office:value-type="float" office:value="7.296875" calcext:value-type="float">
            <text:p>7.296875</text:p>
          </table:table-cell>
          <table:table-cell table:formula="of:=AVEDEV([.E29:.E44])" office:value-type="float" office:value="4.6875" calcext:value-type="float">
            <text:p>4.6875</text:p>
          </table:table-cell>
          <table:table-cell table:formula="of:=AVEDEV([.J29:.J44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t</text:p>
          </table:table-cell>
          <table:table-cell office:value-type="float" office:value="128" calcext:value-type="float">
            <text:p>128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4316</text:p>
          </table:table-cell>
          <table:table-cell office:value-type="float" office:value="112" calcext:value-type="float">
            <text:p>112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416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press</text:p>
          </table:table-cell>
          <table:table-cell office:value-type="float" office:value="591" calcext:value-type="float">
            <text:p>591</text:p>
          </table:table-cell>
          <table:table-cell office:value-type="float" office:value="37" calcext:value-type="float">
            <text:p>37</text:p>
          </table:table-cell>
          <table:table-cell office:value-type="float" office:value="253" calcext:value-type="float">
            <text:p>25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315166</text:p>
          </table:table-cell>
          <table:table-cell office:value-type="float" office:value="501" calcext:value-type="float">
            <text:p>501</text:p>
          </table:table-cell>
          <table:table-cell office:value-type="float" office:value="37" calcext:value-type="float">
            <text:p>37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2582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c</text:p>
          </table:table-cell>
          <table:table-cell office:value-type="float" office:value="186" calcext:value-type="float">
            <text:p>186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50541</text:p>
          </table:table-cell>
          <table:table-cell office:value-type="float" office:value="148" calcext:value-type="float">
            <text:p>14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57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int</text:p>
          </table:table-cell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43199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44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dct</text:p>
          </table:table-cell>
          <table:table-cell office:value-type="float" office:value="317" calcext:value-type="float">
            <text:p>317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56724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454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bcall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256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428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r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44162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473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anne_complex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4046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365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fdctint</text:p>
          </table:table-cell>
          <table:table-cell office:value-type="float" office:value="255" calcext:value-type="float">
            <text:p>255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48491</text:p>
          </table:table-cell>
          <table:table-cell office:value-type="float" office:value="205" calcext:value-type="float">
            <text:p>205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46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mult</text:p>
          </table:table-cell>
          <table:table-cell office:value-type="float" office:value="135" calcext:value-type="float">
            <text:p>135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79787</text:p>
          </table:table-cell>
          <table:table-cell office:value-type="float" office:value="118" calcext:value-type="float">
            <text:p>118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783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es</text:p>
          </table:table-cell>
          <table:table-cell office:value-type="float" office:value="653" calcext:value-type="float">
            <text:p>653</text:p>
          </table:table-cell>
          <table:table-cell office:value-type="float" office:value="37" calcext:value-type="float">
            <text:p>37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200851</text:p>
          </table:table-cell>
          <table:table-cell office:value-type="float" office:value="576" calcext:value-type="float">
            <text:p>576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472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80925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421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ime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42417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45924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AVERAGE([.E29:.E44])" office:value-type="float" office:value="11.9375" calcext:value-type="float">
            <text:p>11.9375</text:p>
          </table:table-cell>
          <table:table-cell table:number-columns-repeated="4"/>
          <table:table-cell table:formula="of:=AVERAGE([.J29:.J44])" office:value-type="float" office:value="12" calcext:value-type="float">
            <text:p>12</text:p>
          </table:table-cell>
          <table:table-cell table:number-columns-repeated="11"/>
        </table:table-row>
      </table:table>
      <table:table table:name="RedInst" table:style-name="ta1">
        <table:table-column table:style-name="co2" table:default-cell-style-name="Default"/>
        <table:table-column table:style-name="co2" table:number-columns-repeated="9" table:default-cell-style-name="ce2"/>
        <table:table-row table:style-name="ro1">
          <table:table-cell/>
          <table:table-cell table:style-name="ce1" office:value-type="string" calcext:value-type="string" table:number-columns-spanned="5" table:number-rows-spanned="1">
            <text:p>gcc</text:p>
          </table:table-cell>
          <table:covered-table-cell table:number-columns-repeated="4" table:style-name="Default"/>
          <table:table-cell table:style-name="ce1" office:value-type="string" calcext:value-type="string" table:number-columns-spanned="3" table:number-rows-spanned="1">
            <text:p>cosmic</text:p>
          </table:table-cell>
          <table:covered-table-cell table:number-columns-repeated="2" table:style-name="Default"/>
          <table:table-cell table:style-name="ce1" office:value-type="string" calcext:value-type="string" table:number-columns-spanned="1" table:number-rows-spanned="2">
            <text:p>all</text:p>
          </table:table-cell>
        </table:table-row>
        <table:table-row table:style-name="ro1">
          <table:table-cell/>
          <table:table-cell table:style-name="Default" office:value-type="string" calcext:value-type="string">
            <text:p>O0</text:p>
          </table:table-cell>
          <table:table-cell table:style-name="Default" office:value-type="string" calcext:value-type="string">
            <text:p>O1</text:p>
          </table:table-cell>
          <table:table-cell table:style-name="Default" office:value-type="string" calcext:value-type="string">
            <text:p>O2</text:p>
          </table:table-cell>
          <table:table-cell table:style-name="Default" office:value-type="string" calcext:value-type="string">
            <text:p>O3</text:p>
          </table:table-cell>
          <table:table-cell table:style-name="Default" office:value-type="string" calcext:value-type="string">
            <text:p>Moyenne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auto </text:p>
          </table:table-cell>
          <table:table-cell table:style-name="Default" office:value-type="string" calcext:value-type="string">
            <text:p>Moyenne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adpcm</text:p>
          </table:table-cell>
          <table:table-cell table:formula="of:=([All.D6])/[All.B6]" office:value-type="percentage" office:value="0.120559741657696" calcext:value-type="percentage">
            <text:p>12.06%</text:p>
          </table:table-cell>
          <table:table-cell table:formula="of:=([All.I6])/[All.G6]" office:value-type="percentage" office:value="0.369565217391304" calcext:value-type="percentage">
            <text:p>36.96%</text:p>
          </table:table-cell>
          <table:table-cell table:formula="of:=([All.N6])/[All.L6]" office:value-type="percentage" office:value="0.384826325411335" calcext:value-type="percentage">
            <text:p>38.48%</text:p>
          </table:table-cell>
          <table:table-cell table:formula="of:=([All.S6])/[All.Q6]" office:value-type="percentage" office:value="0.196056338028169" calcext:value-type="percentage">
            <text:p>19.61%</text:p>
          </table:table-cell>
          <table:table-cell table:formula="of:=AVERAGE([.B3:.E3])" office:value-type="percentage" office:value="0.267751905622126" calcext:value-type="percentage">
            <text:p>26.78%</text:p>
          </table:table-cell>
          <table:table-cell table:formula="of:=[All.D29]/[All.B29]" office:value-type="percentage" office:value="0.310452418096724" calcext:value-type="percentage">
            <text:p>31.05%</text:p>
          </table:table-cell>
          <table:table-cell table:formula="of:=[All.I29]/[All.G29]" office:value-type="percentage" office:value="0.317669172932331" calcext:value-type="percentage">
            <text:p>31.77%</text:p>
          </table:table-cell>
          <table:table-cell table:formula="of:=AVERAGE([.F3:.G3])" office:value-type="percentage" office:value="0.289102161859425" calcext:value-type="percentage">
            <text:p>28.91%</text:p>
          </table:table-cell>
          <table:table-cell table:formula="of:=AVERAGE([.G3:.H3];[.B3:.E3])" office:value-type="percentage" office:value="0.283188202252926" calcext:value-type="percentage">
            <text:p>28.32%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table:formula="of:=([All.D7])/[All.B7]" office:value-type="percentage" office:value="0.329268292682927" calcext:value-type="percentage">
            <text:p>32.93%</text:p>
          </table:table-cell>
          <table:table-cell table:formula="of:=([All.I7])/[All.G7]" office:value-type="percentage" office:value="0.5" calcext:value-type="percentage">
            <text:p>50.00%</text:p>
          </table:table-cell>
          <table:table-cell table:formula="of:=([All.N7])/[All.L7]" office:value-type="percentage" office:value="0.642857142857143" calcext:value-type="percentage">
            <text:p>64.29%</text:p>
          </table:table-cell>
          <table:table-cell table:formula="of:=([All.S7])/[All.Q7]" office:value-type="percentage" office:value="0.642857142857143" calcext:value-type="percentage">
            <text:p>64.29%</text:p>
          </table:table-cell>
          <table:table-cell table:formula="of:=AVERAGE([.B4:.E4])" office:value-type="percentage" office:value="0.528745644599303" calcext:value-type="percentage">
            <text:p>52.87%</text:p>
          </table:table-cell>
          <table:table-cell table:formula="of:=[All.D30]/[All.B30]" office:value-type="percentage" office:value="0.518518518518518" calcext:value-type="percentage">
            <text:p>51.85%</text:p>
          </table:table-cell>
          <table:table-cell table:formula="of:=[All.I30]/[All.G30]" office:value-type="percentage" office:value="0.514285714285714" calcext:value-type="percentage">
            <text:p>51.43%</text:p>
          </table:table-cell>
          <table:table-cell table:formula="of:=AVERAGE([.F4:.G4])" office:value-type="percentage" office:value="0.523632081558911" calcext:value-type="percentage">
            <text:p>52.36%</text:p>
          </table:table-cell>
          <table:table-cell table:formula="of:=AVERAGE([.G4:.H4];[.B4:.E4])" office:value-type="percentage" office:value="0.524631135200241" calcext:value-type="percentage">
            <text:p>52.46%</text:p>
          </table:table-cell>
        </table:table-row>
        <table:table-row table:style-name="ro1">
          <table:table-cell office:value-type="string" calcext:value-type="string">
            <text:p>bsort100</text:p>
          </table:table-cell>
          <table:table-cell table:formula="of:=([All.D8])/[All.B8]" office:value-type="percentage" office:value="0.276595744680851" calcext:value-type="percentage">
            <text:p>27.66%</text:p>
          </table:table-cell>
          <table:table-cell table:formula="of:=([All.I8])/[All.G8]" office:value-type="percentage" office:value="0.369230769230769" calcext:value-type="percentage">
            <text:p>36.92%</text:p>
          </table:table-cell>
          <table:table-cell table:formula="of:=([All.N8])/[All.L8]" office:value-type="percentage" office:value="0.310344827586207" calcext:value-type="percentage">
            <text:p>31.03%</text:p>
          </table:table-cell>
          <table:table-cell table:formula="of:=([All.S8])/[All.Q8]" office:value-type="percentage" office:value="0.310344827586207" calcext:value-type="percentage">
            <text:p>31.03%</text:p>
          </table:table-cell>
          <table:table-cell table:formula="of:=AVERAGE([.B5:.E5])" office:value-type="percentage" office:value="0.316629042271009" calcext:value-type="percentage">
            <text:p>31.66%</text:p>
          </table:table-cell>
          <table:table-cell table:formula="of:=[All.D31]/[All.B31]" office:value-type="percentage" office:value="0.45945945945946" calcext:value-type="percentage">
            <text:p>45.95%</text:p>
          </table:table-cell>
          <table:table-cell table:formula="of:=[All.I31]/[All.G31]" office:value-type="percentage" office:value="0.515151515151515" calcext:value-type="percentage">
            <text:p>51.52%</text:p>
          </table:table-cell>
          <table:table-cell table:formula="of:=AVERAGE([.F5:.G5])" office:value-type="percentage" office:value="0.388044250865234" calcext:value-type="percentage">
            <text:p>38.80%</text:p>
          </table:table-cell>
          <table:table-cell table:formula="of:=AVERAGE([.G5:.H5];[.B5:.E5])" office:value-type="percentage" office:value="0.373521190615835" calcext:value-type="percentage">
            <text:p>37.35%</text:p>
          </table:table-cell>
        </table:table-row>
        <table:table-row table:style-name="ro1">
          <table:table-cell office:value-type="string" calcext:value-type="string">
            <text:p>cnt</text:p>
          </table:table-cell>
          <table:table-cell table:formula="of:=([All.D9])/[All.B9]" office:value-type="percentage" office:value="0.227979274611399" calcext:value-type="percentage">
            <text:p>22.80%</text:p>
          </table:table-cell>
          <table:table-cell table:formula="of:=([All.I9])/[All.G9]" office:value-type="percentage" office:value="0.365384615384615" calcext:value-type="percentage">
            <text:p>36.54%</text:p>
          </table:table-cell>
          <table:table-cell table:formula="of:=([All.N9])/[All.L9]" office:value-type="percentage" office:value="0.275862068965517" calcext:value-type="percentage">
            <text:p>27.59%</text:p>
          </table:table-cell>
          <table:table-cell table:formula="of:=([All.S9])/[All.Q9]" office:value-type="percentage" office:value="0.0720640569395018" calcext:value-type="percentage">
            <text:p>7.21%</text:p>
          </table:table-cell>
          <table:table-cell table:formula="of:=AVERAGE([.B6:.E6])" office:value-type="percentage" office:value="0.235322503975258" calcext:value-type="percentage">
            <text:p>23.53%</text:p>
          </table:table-cell>
          <table:table-cell table:formula="of:=[All.D32]/[All.B32]" office:value-type="percentage" office:value="0.1953125" calcext:value-type="percentage">
            <text:p>19.53%</text:p>
          </table:table-cell>
          <table:table-cell table:formula="of:=[All.I32]/[All.G32]" office:value-type="percentage" office:value="0.205357142857143" calcext:value-type="percentage">
            <text:p>20.54%</text:p>
          </table:table-cell>
          <table:table-cell table:formula="of:=AVERAGE([.F6:.G6])" office:value-type="percentage" office:value="0.215317501987629" calcext:value-type="percentage">
            <text:p>21.53%</text:p>
          </table:table-cell>
          <table:table-cell table:formula="of:=AVERAGE([.G6:.H6];[.B6:.E6])" office:value-type="percentage" office:value="0.223659943126363" calcext:value-type="percentage">
            <text:p>22.37%</text:p>
          </table:table-cell>
        </table:table-row>
        <table:table-row table:style-name="ro1">
          <table:table-cell office:value-type="string" calcext:value-type="string">
            <text:p>compress</text:p>
          </table:table-cell>
          <table:table-cell table:formula="of:=([All.D10])/[All.B10]" office:value-type="percentage" office:value="0.373793103448276" calcext:value-type="percentage">
            <text:p>37.38%</text:p>
          </table:table-cell>
          <table:table-cell table:formula="of:=([All.I10])/[All.G10]" office:value-type="percentage" office:value="0.404536862003781" calcext:value-type="percentage">
            <text:p>40.45%</text:p>
          </table:table-cell>
          <table:table-cell table:formula="of:=([All.N10])/[All.L10]" office:value-type="percentage" office:value="0.466037735849057" calcext:value-type="percentage">
            <text:p>46.60%</text:p>
          </table:table-cell>
          <table:table-cell table:formula="of:=([All.S10])/[All.Q10]" office:value-type="percentage" office:value="0.420212765957447" calcext:value-type="percentage">
            <text:p>42.02%</text:p>
          </table:table-cell>
          <table:table-cell table:formula="of:=AVERAGE([.B7:.E7])" office:value-type="percentage" office:value="0.41614511681464" calcext:value-type="percentage">
            <text:p>41.61%</text:p>
          </table:table-cell>
          <table:table-cell table:formula="of:=[All.D33]/[All.B33]" office:value-type="percentage" office:value="0.428087986463621" calcext:value-type="percentage">
            <text:p>42.81%</text:p>
          </table:table-cell>
          <table:table-cell table:formula="of:=[All.I33]/[All.G33]" office:value-type="percentage" office:value="0.455089820359281" calcext:value-type="percentage">
            <text:p>45.51%</text:p>
          </table:table-cell>
          <table:table-cell table:formula="of:=AVERAGE([.F7:.G7])" office:value-type="percentage" office:value="0.422116551639131" calcext:value-type="percentage">
            <text:p>42.21%</text:p>
          </table:table-cell>
          <table:table-cell table:formula="of:=AVERAGE([.G7:.H7];[.B7:.E7])" office:value-type="percentage" office:value="0.424626379013577" calcext:value-type="percentage">
            <text:p>42.46%</text:p>
          </table:table-cell>
        </table:table-row>
        <table:table-row table:style-name="ro1">
          <table:table-cell office:value-type="string" calcext:value-type="string">
            <text:p>crc</text:p>
          </table:table-cell>
          <table:table-cell table:formula="of:=([All.D11])/[All.B11]" office:value-type="percentage" office:value="0.149152542372881" calcext:value-type="percentage">
            <text:p>14.92%</text:p>
          </table:table-cell>
          <table:table-cell table:formula="of:=([All.I11])/[All.G11]" office:value-type="percentage" office:value="0.308641975308642" calcext:value-type="percentage">
            <text:p>30.86%</text:p>
          </table:table-cell>
          <table:table-cell table:formula="of:=([All.N11])/[All.L11]" office:value-type="percentage" office:value="0.333333333333333" calcext:value-type="percentage">
            <text:p>33.33%</text:p>
          </table:table-cell>
          <table:table-cell table:formula="of:=([All.S11])/[All.Q11]" office:value-type="percentage" office:value="0.466666666666667" calcext:value-type="percentage">
            <text:p>46.67%</text:p>
          </table:table-cell>
          <table:table-cell table:formula="of:=AVERAGE([.B8:.E8])" office:value-type="percentage" office:value="0.314448629420381" calcext:value-type="percentage">
            <text:p>31.44%</text:p>
          </table:table-cell>
          <table:table-cell table:formula="of:=[All.D34]/[All.B34]" office:value-type="percentage" office:value="0.602150537634409" calcext:value-type="percentage">
            <text:p>60.22%</text:p>
          </table:table-cell>
          <table:table-cell table:formula="of:=[All.I34]/[All.G34]" office:value-type="percentage" office:value="0.547297297297297" calcext:value-type="percentage">
            <text:p>54.73%</text:p>
          </table:table-cell>
          <table:table-cell table:formula="of:=AVERAGE([.F8:.G8])" office:value-type="percentage" office:value="0.458299583527395" calcext:value-type="percentage">
            <text:p>45.83%</text:p>
          </table:table-cell>
          <table:table-cell table:formula="of:=AVERAGE([.G8:.H8];[.B8:.E8])" office:value-type="percentage" office:value="0.401207058768871" calcext:value-type="percentage">
            <text:p>40.12%</text:p>
          </table:table-cell>
        </table:table-row>
        <table:table-row table:style-name="ro1">
          <table:table-cell office:value-type="string" calcext:value-type="string">
            <text:p>expint</text:p>
          </table:table-cell>
          <table:table-cell table:formula="of:=([All.D12])/[All.B12]" office:value-type="percentage" office:value="0.176470588235294" calcext:value-type="percentage">
            <text:p>17.65%</text:p>
          </table:table-cell>
          <table:table-cell table:formula="of:=([All.I12])/[All.G12]" office:value-type="percentage" office:value="0.37037037037037" calcext:value-type="percentage">
            <text:p>37.04%</text:p>
          </table:table-cell>
          <table:table-cell table:formula="of:=([All.N12])/[All.L12]" office:value-type="percentage" office:value="0.185185185185185" calcext:value-type="percentage">
            <text:p>18.52%</text:p>
          </table:table-cell>
          <table:table-cell table:formula="of:=([All.S12])/[All.Q12]" office:value-type="percentage" office:value="0.185185185185185" calcext:value-type="percentage">
            <text:p>18.52%</text:p>
          </table:table-cell>
          <table:table-cell table:formula="of:=AVERAGE([.B9:.E9])" office:value-type="percentage" office:value="0.229302832244009" calcext:value-type="percentage">
            <text:p>22.93%</text:p>
          </table:table-cell>
          <table:table-cell table:formula="of:=[All.D35]/[All.B35]" office:value-type="percentage" office:value="0.417391304347826" calcext:value-type="percentage">
            <text:p>41.74%</text:p>
          </table:table-cell>
          <table:table-cell table:formula="of:=[All.I35]/[All.G35]" office:value-type="percentage" office:value="0.43010752688172" calcext:value-type="percentage">
            <text:p>43.01%</text:p>
          </table:table-cell>
          <table:table-cell table:formula="of:=AVERAGE([.F9:.G9])" office:value-type="percentage" office:value="0.323347068295917" calcext:value-type="percentage">
            <text:p>32.33%</text:p>
          </table:table-cell>
          <table:table-cell table:formula="of:=AVERAGE([.G9:.H9];[.B9:.E9])" office:value-type="percentage" office:value="0.294118360034264" calcext:value-type="percentage">
            <text:p>29.41%</text:p>
          </table:table-cell>
        </table:table-row>
        <table:table-row table:style-name="ro1">
          <table:table-cell office:value-type="string" calcext:value-type="string">
            <text:p>fdct</text:p>
          </table:table-cell>
          <table:table-cell table:formula="of:=([All.D13])/[All.B13]" office:value-type="percentage" office:value="0.0166163141993958" calcext:value-type="percentage">
            <text:p>1.66%</text:p>
          </table:table-cell>
          <table:table-cell table:formula="of:=([All.I13])/[All.G13]" office:value-type="percentage" office:value="0.0324324324324324" calcext:value-type="percentage">
            <text:p>3.24%</text:p>
          </table:table-cell>
          <table:table-cell table:formula="of:=([All.N13])/[All.L13]" office:value-type="percentage" office:value="0.0292682926829268" calcext:value-type="percentage">
            <text:p>2.93%</text:p>
          </table:table-cell>
          <table:table-cell table:formula="of:=([All.S13])/[All.Q13]" office:value-type="percentage" office:value="0.00433526011560694" calcext:value-type="percentage">
            <text:p>0.43%</text:p>
          </table:table-cell>
          <table:table-cell table:formula="of:=AVERAGE([.B10:.E10])" office:value-type="percentage" office:value="0.0206630748575905" calcext:value-type="percentage">
            <text:p>2.07%</text:p>
          </table:table-cell>
          <table:table-cell table:formula="of:=[All.D36]/[All.B36]" office:value-type="percentage" office:value="0.0189274447949527" calcext:value-type="percentage">
            <text:p>1.89%</text:p>
          </table:table-cell>
          <table:table-cell table:formula="of:=[All.I36]/[All.G36]" office:value-type="percentage" office:value="0.0275229357798165" calcext:value-type="percentage">
            <text:p>2.75%</text:p>
          </table:table-cell>
          <table:table-cell table:formula="of:=AVERAGE([.F10:.G10])" office:value-type="percentage" office:value="0.0197952598262716" calcext:value-type="percentage">
            <text:p>1.98%</text:p>
          </table:table-cell>
          <table:table-cell table:formula="of:=AVERAGE([.G10:.H10];[.B10:.E10])" office:value-type="percentage" office:value="0.0215171133341885" calcext:value-type="percentage">
            <text:p>2.15%</text:p>
          </table:table-cell>
        </table:table-row>
        <table:table-row table:style-name="ro1">
          <table:table-cell office:value-type="string" calcext:value-type="string">
            <text:p>fibcall</text:p>
          </table:table-cell>
          <table:table-cell table:formula="of:=([All.D14])/[All.B14]" office:value-type="percentage" office:value="0.206896551724138" calcext:value-type="percentage">
            <text:p>20.69%</text:p>
          </table:table-cell>
          <table:table-cell table:formula="of:=([All.I14])/[All.G14]" office:value-type="percentage" office:value="0.3125" calcext:value-type="percentage">
            <text:p>31.25%</text:p>
          </table:table-cell>
          <table:table-cell table:formula="of:=([All.N14])/[All.L14]" office:value-type="percentage" office:value="0.214285714285714" calcext:value-type="percentage">
            <text:p>21.43%</text:p>
          </table:table-cell>
          <table:table-cell table:formula="of:=([All.S14])/[All.Q14]" office:value-type="percentage" office:value="0.214285714285714" calcext:value-type="percentage">
            <text:p>21.43%</text:p>
          </table:table-cell>
          <table:table-cell table:formula="of:=AVERAGE([.B11:.E11])" office:value-type="percentage" office:value="0.236991995073892" calcext:value-type="percentage">
            <text:p>23.70%</text:p>
          </table:table-cell>
          <table:table-cell table:formula="of:=[All.D37]/[All.B37]" office:value-type="percentage" office:value="0.275862068965517" calcext:value-type="percentage">
            <text:p>27.59%</text:p>
          </table:table-cell>
          <table:table-cell table:formula="of:=[All.I37]/[All.G37]" office:value-type="percentage" office:value="0.380952380952381" calcext:value-type="percentage">
            <text:p>38.10%</text:p>
          </table:table-cell>
          <table:table-cell table:formula="of:=AVERAGE([.F11:.G11])" office:value-type="percentage" office:value="0.256427032019704" calcext:value-type="percentage">
            <text:p>25.64%</text:p>
          </table:table-cell>
          <table:table-cell table:formula="of:=AVERAGE([.G11:.H11];[.B11:.E11])" office:value-type="percentage" office:value="0.267463738368911" calcext:value-type="percentage">
            <text:p>26.75%</text:p>
          </table:table-cell>
        </table:table-row>
        <table:table-row table:style-name="ro1">
          <table:table-cell office:value-type="string" calcext:value-type="string">
            <text:p>fir</text:p>
          </table:table-cell>
          <table:table-cell table:formula="of:=([All.D15])/[All.B15]" office:value-type="percentage" office:value="0.153284671532847" calcext:value-type="percentage">
            <text:p>15.33%</text:p>
          </table:table-cell>
          <table:table-cell table:formula="of:=([All.I15])/[All.G15]" office:value-type="percentage" office:value="0.430379746835443" calcext:value-type="percentage">
            <text:p>43.04%</text:p>
          </table:table-cell>
          <table:table-cell table:formula="of:=([All.N15])/[All.L15]" office:value-type="percentage" office:value="0.417721518987342" calcext:value-type="percentage">
            <text:p>41.77%</text:p>
          </table:table-cell>
          <table:table-cell table:formula="of:=([All.S15])/[All.Q15]" office:value-type="percentage" office:value="0.417721518987342" calcext:value-type="percentage">
            <text:p>41.77%</text:p>
          </table:table-cell>
          <table:table-cell table:formula="of:=AVERAGE([.B12:.E12])" office:value-type="percentage" office:value="0.354776864085743" calcext:value-type="percentage">
            <text:p>35.48%</text:p>
          </table:table-cell>
          <table:table-cell table:formula="of:=[All.D38]/[All.B38]" office:value-type="percentage" office:value="0.402298850574713" calcext:value-type="percentage">
            <text:p>40.23%</text:p>
          </table:table-cell>
          <table:table-cell table:formula="of:=[All.I38]/[All.G38]" office:value-type="percentage" office:value="0.405405405405405" calcext:value-type="percentage">
            <text:p>40.54%</text:p>
          </table:table-cell>
          <table:table-cell table:formula="of:=AVERAGE([.F12:.G12])" office:value-type="percentage" office:value="0.378537857330228" calcext:value-type="percentage">
            <text:p>37.85%</text:p>
          </table:table-cell>
          <table:table-cell table:formula="of:=AVERAGE([.G12:.H12];[.B12:.E12])" office:value-type="percentage" office:value="0.371135285387182" calcext:value-type="percentage">
            <text:p>37.11%</text:p>
          </table:table-cell>
        </table:table-row>
        <table:table-row table:style-name="ro1">
          <table:table-cell office:value-type="string" calcext:value-type="string">
            <text:p>janne_complex</text:p>
          </table:table-cell>
          <table:table-cell table:formula="of:=([All.D16])/[All.B16]" office:value-type="percentage" office:value="0.28" calcext:value-type="percentage">
            <text:p>28.00%</text:p>
          </table:table-cell>
          <table:table-cell table:formula="of:=([All.I16])/[All.G16]" office:value-type="percentage" office:value="0.538461538461538" calcext:value-type="percentage">
            <text:p>53.85%</text:p>
          </table:table-cell>
          <table:table-cell table:formula="of:=([All.N16])/[All.L16]" office:value-type="percentage" office:value="0.725" calcext:value-type="percentage">
            <text:p>72.50%</text:p>
          </table:table-cell>
          <table:table-cell table:formula="of:=([All.S16])/[All.Q16]" office:value-type="percentage" office:value="0.722222222222222" calcext:value-type="percentage">
            <text:p>72.22%</text:p>
          </table:table-cell>
          <table:table-cell table:formula="of:=AVERAGE([.B13:.E13])" office:value-type="percentage" office:value="0.56642094017094" calcext:value-type="percentage">
            <text:p>56.64%</text:p>
          </table:table-cell>
          <table:table-cell table:formula="of:=[All.D39]/[All.B39]" office:value-type="percentage" office:value="0.487804878048781" calcext:value-type="percentage">
            <text:p>48.78%</text:p>
          </table:table-cell>
          <table:table-cell table:formula="of:=[All.I39]/[All.G39]" office:value-type="percentage" office:value="0.666666666666667" calcext:value-type="percentage">
            <text:p>66.67%</text:p>
          </table:table-cell>
          <table:table-cell table:formula="of:=AVERAGE([.F13:.G13])" office:value-type="percentage" office:value="0.52711290910986" calcext:value-type="percentage">
            <text:p>52.71%</text:p>
          </table:table-cell>
          <table:table-cell table:formula="of:=AVERAGE([.G13:.H13];[.B13:.E13])" office:value-type="percentage" office:value="0.570025884233201" calcext:value-type="percentage">
            <text:p>57.00%</text:p>
          </table:table-cell>
        </table:table-row>
        <table:table-row table:style-name="ro1">
          <table:table-cell office:value-type="string" calcext:value-type="string">
            <text:p>jfdctint</text:p>
          </table:table-cell>
          <table:table-cell table:formula="of:=([All.D17])/[All.B17]" office:value-type="percentage" office:value="0.0574257425742574" calcext:value-type="percentage">
            <text:p>5.74%</text:p>
          </table:table-cell>
          <table:table-cell table:formula="of:=([All.I17])/[All.G17]" office:value-type="percentage" office:value="0.0461538461538462" calcext:value-type="percentage">
            <text:p>4.62%</text:p>
          </table:table-cell>
          <table:table-cell table:formula="of:=([All.N17])/[All.L17]" office:value-type="percentage" office:value="0.0410958904109589" calcext:value-type="percentage">
            <text:p>4.11%</text:p>
          </table:table-cell>
          <table:table-cell table:formula="of:=([All.S17])/[All.Q17]" office:value-type="percentage" office:value="0.00754716981132076" calcext:value-type="percentage">
            <text:p>0.75%</text:p>
          </table:table-cell>
          <table:table-cell table:formula="of:=AVERAGE([.B14:.E14])" office:value-type="percentage" office:value="0.0380556622375958" calcext:value-type="percentage">
            <text:p>3.81%</text:p>
          </table:table-cell>
          <table:table-cell table:formula="of:=[All.D40]/[All.B40]" office:value-type="percentage" office:value="0.0352941176470588" calcext:value-type="percentage">
            <text:p>3.53%</text:p>
          </table:table-cell>
          <table:table-cell table:formula="of:=[All.I40]/[All.G40]" office:value-type="percentage" office:value="0.0439024390243902" calcext:value-type="percentage">
            <text:p>4.39%</text:p>
          </table:table-cell>
          <table:table-cell table:formula="of:=AVERAGE([.F14:.G14])" office:value-type="percentage" office:value="0.0366748899423273" calcext:value-type="percentage">
            <text:p>3.67%</text:p>
          </table:table-cell>
          <table:table-cell table:formula="of:=AVERAGE([.G14:.H14];[.B14:.E14])" office:value-type="percentage" office:value="0.0385698676036387" calcext:value-type="percentage">
            <text:p>3.86%</text:p>
          </table:table-cell>
        </table:table-row>
        <table:table-row table:style-name="ro1">
          <table:table-cell office:value-type="string" calcext:value-type="string">
            <text:p>matmult</text:p>
          </table:table-cell>
          <table:table-cell table:formula="of:=([All.D18])/[All.B18]" office:value-type="percentage" office:value="0.183673469387755" calcext:value-type="percentage">
            <text:p>18.37%</text:p>
          </table:table-cell>
          <table:table-cell table:formula="of:=([All.I18])/[All.G18]" office:value-type="percentage" office:value="0.35" calcext:value-type="percentage">
            <text:p>35.00%</text:p>
          </table:table-cell>
          <table:table-cell table:formula="of:=([All.N18])/[All.L18]" office:value-type="percentage" office:value="0.390909090909091" calcext:value-type="percentage">
            <text:p>39.09%</text:p>
          </table:table-cell>
          <table:table-cell table:formula="of:=([All.S18])/[All.Q18]" office:value-type="percentage" office:value="0.368932038834951" calcext:value-type="percentage">
            <text:p>36.89%</text:p>
          </table:table-cell>
          <table:table-cell table:formula="of:=AVERAGE([.B15:.E15])" office:value-type="percentage" office:value="0.323378649782949" calcext:value-type="percentage">
            <text:p>32.34%</text:p>
          </table:table-cell>
          <table:table-cell table:formula="of:=[All.D41]/[All.B41]" office:value-type="percentage" office:value="0.148148148148148" calcext:value-type="percentage">
            <text:p>14.81%</text:p>
          </table:table-cell>
          <table:table-cell table:formula="of:=[All.I41]/[All.G41]" office:value-type="percentage" office:value="0.169491525423729" calcext:value-type="percentage">
            <text:p>16.95%</text:p>
          </table:table-cell>
          <table:table-cell table:formula="of:=AVERAGE([.F15:.G15])" office:value-type="percentage" office:value="0.235763398965549" calcext:value-type="percentage">
            <text:p>23.58%</text:p>
          </table:table-cell>
          <table:table-cell table:formula="of:=AVERAGE([.G15:.H15];[.B15:.E15])" office:value-type="percentage" office:value="0.268525712117279" calcext:value-type="percentage">
            <text:p>26.85%</text:p>
          </table:table-cell>
        </table:table-row>
        <table:table-row table:style-name="ro1">
          <table:table-cell office:value-type="string" calcext:value-type="string">
            <text:p>ndes</text:p>
          </table:table-cell>
          <table:table-cell table:formula="of:=([All.D19])/[All.B19]" office:value-type="percentage" office:value="0.173076923076923" calcext:value-type="percentage">
            <text:p>17.31%</text:p>
          </table:table-cell>
          <table:table-cell table:formula="of:=([All.I19])/[All.G19]" office:value-type="percentage" office:value="0.337552742616034" calcext:value-type="percentage">
            <text:p>33.76%</text:p>
          </table:table-cell>
          <table:table-cell table:formula="of:=([All.N19])/[All.L19]" office:value-type="percentage" office:value="0.419182948490231" calcext:value-type="percentage">
            <text:p>41.92%</text:p>
          </table:table-cell>
          <table:table-cell table:formula="of:=([All.S19])/[All.Q19]" office:value-type="percentage" office:value="0.589164785553047" calcext:value-type="percentage">
            <text:p>58.92%</text:p>
          </table:table-cell>
          <table:table-cell table:formula="of:=AVERAGE([.B16:.E16])" office:value-type="percentage" office:value="0.379744349934059" calcext:value-type="percentage">
            <text:p>37.97%</text:p>
          </table:table-cell>
          <table:table-cell table:formula="of:=[All.D42]/[All.B42]" office:value-type="percentage" office:value="0.180704441041348" calcext:value-type="percentage">
            <text:p>18.07%</text:p>
          </table:table-cell>
          <table:table-cell table:formula="of:=[All.I42]/[All.G42]" office:value-type="percentage" office:value="0.194444444444444" calcext:value-type="percentage">
            <text:p>19.44%</text:p>
          </table:table-cell>
          <table:table-cell table:formula="of:=AVERAGE([.F16:.G16])" office:value-type="percentage" office:value="0.280224395487703" calcext:value-type="percentage">
            <text:p>28.02%</text:p>
          </table:table-cell>
          <table:table-cell table:formula="of:=AVERAGE([.G16:.H16];[.B16:.E16])" office:value-type="percentage" office:value="0.315687714203671" calcext:value-type="percentage">
            <text:p>31.57%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table:formula="of:=([All.D20])/[All.B20]" office:value-type="percentage" office:value="0.304347826086957" calcext:value-type="percentage">
            <text:p>30.43%</text:p>
          </table:table-cell>
          <table:table-cell table:formula="of:=([All.I20])/[All.G20]" office:value-type="percentage" office:value="0.461538461538462" calcext:value-type="percentage">
            <text:p>46.15%</text:p>
          </table:table-cell>
          <table:table-cell table:formula="of:=([All.N20])/[All.L20]" office:value-type="percentage" office:value="0.58695652173913" calcext:value-type="percentage">
            <text:p>58.70%</text:p>
          </table:table-cell>
          <table:table-cell table:formula="of:=([All.S20])/[All.Q20]" office:value-type="percentage" office:value="0.486187845303867" calcext:value-type="percentage">
            <text:p>48.62%</text:p>
          </table:table-cell>
          <table:table-cell table:formula="of:=AVERAGE([.B17:.E17])" office:value-type="percentage" office:value="0.459757663667104" calcext:value-type="percentage">
            <text:p>45.98%</text:p>
          </table:table-cell>
          <table:table-cell table:formula="of:=[All.D43]/[All.B43]" office:value-type="percentage" office:value="0.478260869565217" calcext:value-type="percentage">
            <text:p>47.83%</text:p>
          </table:table-cell>
          <table:table-cell table:formula="of:=[All.I43]/[All.G43]" office:value-type="percentage" office:value="0.537037037037037" calcext:value-type="percentage">
            <text:p>53.70%</text:p>
          </table:table-cell>
          <table:table-cell table:formula="of:=AVERAGE([.F17:.G17])" office:value-type="percentage" office:value="0.469009266616161" calcext:value-type="percentage">
            <text:p>46.90%</text:p>
          </table:table-cell>
          <table:table-cell table:formula="of:=AVERAGE([.G17:.H17];[.B17:.E17])" office:value-type="percentage" office:value="0.475721426878445" calcext:value-type="percentage">
            <text:p>47.57%</text:p>
          </table:table-cell>
        </table:table-row>
        <table:table-row table:style-name="ro1">
          <table:table-cell office:value-type="string" calcext:value-type="string">
            <text:p>prime</text:p>
          </table:table-cell>
          <table:table-cell table:formula="of:=([All.D21])/[All.B21]" office:value-type="percentage" office:value="0.431506849315069" calcext:value-type="percentage">
            <text:p>43.15%</text:p>
          </table:table-cell>
          <table:table-cell table:formula="of:=([All.I21])/[All.G21]" office:value-type="percentage" office:value="0.678571428571429" calcext:value-type="percentage">
            <text:p>67.86%</text:p>
          </table:table-cell>
          <table:table-cell table:formula="of:=([All.N21])/[All.L21]" office:value-type="percentage" office:value="0.625" calcext:value-type="percentage">
            <text:p>62.50%</text:p>
          </table:table-cell>
          <table:table-cell table:formula="of:=([All.S21])/[All.Q21]" office:value-type="percentage" office:value="0.451612903225806" calcext:value-type="percentage">
            <text:p>45.16%</text:p>
          </table:table-cell>
          <table:table-cell table:formula="of:=AVERAGE([.B18:.E18])" office:value-type="percentage" office:value="0.546672795278076" calcext:value-type="percentage">
            <text:p>54.67%</text:p>
          </table:table-cell>
          <table:table-cell table:formula="of:=[All.D44]/[All.B44]" office:value-type="percentage" office:value="0.48421052631579" calcext:value-type="percentage">
            <text:p>48.42%</text:p>
          </table:table-cell>
          <table:table-cell table:formula="of:=[All.I44]/[All.G44]" office:value-type="percentage" office:value="0.51219512195122" calcext:value-type="percentage">
            <text:p>51.22%</text:p>
          </table:table-cell>
          <table:table-cell table:formula="of:=AVERAGE([.F18:.G18])" office:value-type="percentage" office:value="0.515441660796933" calcext:value-type="percentage">
            <text:p>51.54%</text:p>
          </table:table-cell>
          <table:table-cell table:formula="of:=AVERAGE([.G18:.H18];[.B18:.E18])" office:value-type="percentage" office:value="0.530516138229885" calcext:value-type="percentage">
            <text:p>53.05%</text:p>
          </table:table-cell>
        </table:table-row>
        <table:table-row table:style-name="ro1">
          <table:table-cell office:value-type="string" calcext:value-type="string">
            <text:p>Moyenne</text:p>
          </table:table-cell>
          <table:table-cell table:formula="of:=AVERAGE([.B3:.B18])" office:value-type="percentage" office:value="0.216290477224167" calcext:value-type="percentage">
            <text:p>21.63%</text:p>
          </table:table-cell>
          <table:table-cell table:formula="of:=AVERAGE([.C3:.C18])" office:value-type="percentage" office:value="0.367207500393667" calcext:value-type="percentage">
            <text:p>36.72%</text:p>
          </table:table-cell>
          <table:table-cell table:formula="of:=AVERAGE([.D3:.D18])" office:value-type="percentage" office:value="0.377991662293323" calcext:value-type="percentage">
            <text:p>37.80%</text:p>
          </table:table-cell>
          <table:table-cell table:formula="of:=AVERAGE([.E3:.E18])" office:value-type="percentage" office:value="0.347212277597512" calcext:value-type="percentage">
            <text:p>34.72%</text:p>
          </table:table-cell>
          <table:table-cell table:formula="of:=AVERAGE([.F3:.F18])" office:value-type="percentage" office:value="0.327175479377167" calcext:value-type="percentage">
            <text:p>32.72%</text:p>
          </table:table-cell>
          <table:table-cell table:formula="of:=AVERAGE([.G3:.G18])" office:value-type="percentage" office:value="0.34018025435138" calcext:value-type="percentage">
            <text:p>34.02%</text:p>
          </table:table-cell>
          <table:table-cell table:formula="of:=AVERAGE([.H3:.H18])" office:value-type="percentage" office:value="0.370161009153131" calcext:value-type="percentage">
            <text:p>37.02%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18])" office:value-type="percentage" office:value="0.0166163141993958" calcext:value-type="percentage">
            <text:p>1.66%</text:p>
          </table:table-cell>
          <table:table-cell table:formula="of:=MIN([.C3:.C18])" office:value-type="percentage" office:value="0.0324324324324324" calcext:value-type="percentage">
            <text:p>3.24%</text:p>
          </table:table-cell>
          <table:table-cell table:formula="of:=MIN([.D3:.D18])" office:value-type="percentage" office:value="0.0292682926829268" calcext:value-type="percentage">
            <text:p>2.93%</text:p>
          </table:table-cell>
          <table:table-cell table:formula="of:=MIN([.E3:.E18])" office:value-type="percentage" office:value="0.00433526011560694" calcext:value-type="percentage">
            <text:p>0.43%</text:p>
          </table:table-cell>
          <table:table-cell table:style-name="Default"/>
          <table:table-cell table:formula="of:=MIN([.G3:.G18])" office:value-type="percentage" office:value="0.0189274447949527" calcext:value-type="percentage">
            <text:p>1.89%</text:p>
          </table:table-cell>
          <table:table-cell table:formula="of:=MIN([.H3:.H18])" office:value-type="percentage" office:value="0.0275229357798165" calcext:value-type="percentage">
            <text:p>2.75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8])" office:value-type="percentage" office:value="0.431506849315069" calcext:value-type="percentage">
            <text:p>43.15%</text:p>
          </table:table-cell>
          <table:table-cell table:formula="of:=MAX([.C3:.C18])" office:value-type="percentage" office:value="0.678571428571429" calcext:value-type="percentage">
            <text:p>67.86%</text:p>
          </table:table-cell>
          <table:table-cell table:formula="of:=MAX([.D3:.D18])" office:value-type="percentage" office:value="0.725" calcext:value-type="percentage">
            <text:p>72.50%</text:p>
          </table:table-cell>
          <table:table-cell table:formula="of:=MAX([.E3:.E18])" office:value-type="percentage" office:value="0.722222222222222" calcext:value-type="percentage">
            <text:p>72.22%</text:p>
          </table:table-cell>
          <table:table-cell table:style-name="Default"/>
          <table:table-cell table:formula="of:=MAX([.G3:.G18])" office:value-type="percentage" office:value="0.602150537634409" calcext:value-type="percentage">
            <text:p>60.22%</text:p>
          </table:table-cell>
          <table:table-cell table:formula="of:=MAX([.H3:.H18])" office:value-type="percentage" office:value="0.666666666666667" calcext:value-type="percentage">
            <text:p>66.67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formula="of:=AVEDEV([.B3:.B18])" office:value-type="percentage" office:value="0.088682218782039" calcext:value-type="percentage">
            <text:p>8.87%</text:p>
          </table:table-cell>
          <table:table-cell table:formula="of:=AVEDEV([.C3:.C18])" office:value-type="percentage" office:value="0.102223361357512" calcext:value-type="percentage">
            <text:p>10.22%</text:p>
          </table:table-cell>
          <table:table-cell table:formula="of:=AVEDEV([.D3:.D18])" office:value-type="percentage" office:value="0.157070790450428" calcext:value-type="percentage">
            <text:p>15.71%</text:p>
          </table:table-cell>
          <table:table-cell table:formula="of:=AVEDEV([.E3:.E18])" office:value-type="percentage" office:value="0.18008342390386" calcext:value-type="percentage">
            <text:p>18.01%</text:p>
          </table:table-cell>
          <table:table-cell table:style-name="Default"/>
          <table:table-cell table:formula="of:=AVEDEV([.G3:.G18])" office:value-type="percentage" office:value="0.152070080220739" calcext:value-type="percentage">
            <text:p>15.21%</text:p>
          </table:table-cell>
          <table:table-cell table:formula="of:=AVEDEV([.H3:.H18])" office:value-type="percentage" office:value="0.157822299307116" calcext:value-type="percentage">
            <text:p>15.78%</text:p>
          </table:table-cell>
          <table:table-cell table:style-name="Default" table:number-columns-repeated="2"/>
        </table:table-row>
      </table:table>
      <table:table table:name="RedVar" table:style-name="ta1">
        <table:table-column table:style-name="co2" table:default-cell-style-name="Default"/>
        <table:table-column table:style-name="co2" table:number-columns-repeated="9" table:default-cell-style-name="ce2"/>
        <table:table-row table:style-name="ro1">
          <table:table-cell/>
          <table:table-cell table:style-name="ce1" office:value-type="string" calcext:value-type="string" table:number-columns-spanned="5" table:number-rows-spanned="1">
            <text:p>gcc</text:p>
          </table:table-cell>
          <table:covered-table-cell table:number-columns-repeated="4" table:style-name="Default"/>
          <table:table-cell table:style-name="ce1" office:value-type="string" calcext:value-type="string" table:number-columns-spanned="3" table:number-rows-spanned="1">
            <text:p>cosmic</text:p>
          </table:table-cell>
          <table:covered-table-cell table:number-columns-repeated="2" table:style-name="Default"/>
          <table:table-cell table:style-name="ce1" office:value-type="string" calcext:value-type="string" table:number-columns-spanned="1" table:number-rows-spanned="2">
            <text:p>all</text:p>
          </table:table-cell>
        </table:table-row>
        <table:table-row table:style-name="ro1">
          <table:table-cell/>
          <table:table-cell table:style-name="Default" office:value-type="string" calcext:value-type="string">
            <text:p>O0</text:p>
          </table:table-cell>
          <table:table-cell table:style-name="Default" office:value-type="string" calcext:value-type="string">
            <text:p>O1</text:p>
          </table:table-cell>
          <table:table-cell table:style-name="Default" office:value-type="string" calcext:value-type="string">
            <text:p>O2</text:p>
          </table:table-cell>
          <table:table-cell table:style-name="Default" office:value-type="string" calcext:value-type="string">
            <text:p>O3</text:p>
          </table:table-cell>
          <table:table-cell table:style-name="Default" office:value-type="string" calcext:value-type="string">
            <text:p>Moyenne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auto </text:p>
          </table:table-cell>
          <table:table-cell table:style-name="Default" office:value-type="string" calcext:value-type="string">
            <text:p>Moyenne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adpcm</text:p>
          </table:table-cell>
          <table:table-cell table:formula="of:=([All.E6])/[All.C6]" office:value-type="percentage" office:value="0.647058823529412" calcext:value-type="percentage">
            <text:p>64.71%</text:p>
          </table:table-cell>
          <table:table-cell table:formula="of:=([All.J6])/[All.H6]" office:value-type="percentage" office:value="0.875" calcext:value-type="percentage">
            <text:p>87.50%</text:p>
          </table:table-cell>
          <table:table-cell table:formula="of:=([All.O6])/[All.M6]" office:value-type="percentage" office:value="0.928571428571429" calcext:value-type="percentage">
            <text:p>92.86%</text:p>
          </table:table-cell>
          <table:table-cell table:formula="of:=([All.T6])/[All.R6]" office:value-type="percentage" office:value="0.916666666666667" calcext:value-type="percentage">
            <text:p>91.67%</text:p>
          </table:table-cell>
          <table:table-cell table:formula="of:=AVERAGE([.B3:.E3])" office:value-type="percentage" office:value="0.841824229691877" calcext:value-type="percentage">
            <text:p>84.18%</text:p>
          </table:table-cell>
          <table:table-cell table:formula="of:=[All.E29]/[All.C29]" office:value-type="percentage" office:value="0.594594594594595" calcext:value-type="percentage">
            <text:p>59.46%</text:p>
          </table:table-cell>
          <table:table-cell table:formula="of:=[All.I29]/[All.G29]" office:value-type="percentage" office:value="0.317669172932331" calcext:value-type="percentage">
            <text:p>31.77%</text:p>
          </table:table-cell>
          <table:table-cell table:formula="of:=AVERAGE([.F3:.G3])" office:value-type="percentage" office:value="0.718209412143236" calcext:value-type="percentage">
            <text:p>71.82%</text:p>
          </table:table-cell>
          <table:table-cell table:formula="of:=AVERAGE([.G3:.H3];[.B3:.E3])" office:value-type="percentage" office:value="0.713260114382405" calcext:value-type="percentage">
            <text:p>71.33%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table:formula="of:=([All.E7])/[All.C7]" office:value-type="percentage" office:value="0.636363636363636" calcext:value-type="percentage">
            <text:p>63.64%</text:p>
          </table:table-cell>
          <table:table-cell table:formula="of:=([All.J7])/[All.H7]" office:value-type="percentage" office:value="0.769230769230769" calcext:value-type="percentage">
            <text:p>76.92%</text:p>
          </table:table-cell>
          <table:table-cell table:formula="of:=([All.O7])/[All.M7]" office:value-type="percentage" office:value="0.9" calcext:value-type="percentage">
            <text:p>90.00%</text:p>
          </table:table-cell>
          <table:table-cell table:formula="of:=([All.T7])/[All.R7]" office:value-type="percentage" office:value="0.9" calcext:value-type="percentage">
            <text:p>90.00%</text:p>
          </table:table-cell>
          <table:table-cell table:formula="of:=AVERAGE([.B4:.E4])" office:value-type="percentage" office:value="0.801398601398601" calcext:value-type="percentage">
            <text:p>80.14%</text:p>
          </table:table-cell>
          <table:table-cell table:formula="of:=[All.E30]/[All.C30]" office:value-type="percentage" office:value="0.714285714285714" calcext:value-type="percentage">
            <text:p>71.43%</text:p>
          </table:table-cell>
          <table:table-cell table:formula="of:=[All.I30]/[All.G30]" office:value-type="percentage" office:value="0.514285714285714" calcext:value-type="percentage">
            <text:p>51.43%</text:p>
          </table:table-cell>
          <table:table-cell table:formula="of:=AVERAGE([.F4:.G4])" office:value-type="percentage" office:value="0.757842157842158" calcext:value-type="percentage">
            <text:p>75.78%</text:p>
          </table:table-cell>
          <table:table-cell table:formula="of:=AVERAGE([.G4:.H4];[.B4:.E4])" office:value-type="percentage" office:value="0.739027639027639" calcext:value-type="percentage">
            <text:p>73.90%</text:p>
          </table:table-cell>
        </table:table-row>
        <table:table-row table:style-name="ro1">
          <table:table-cell office:value-type="string" calcext:value-type="string">
            <text:p>bsort100</text:p>
          </table:table-cell>
          <table:table-cell table:formula="of:=([All.E8])/[All.C8]" office:value-type="percentage" office:value="0.75" calcext:value-type="percentage">
            <text:p>75.00%</text:p>
          </table:table-cell>
          <table:table-cell table:formula="of:=([All.J8])/[All.H8]" office:value-type="percentage" office:value="0.722222222222222" calcext:value-type="percentage">
            <text:p>72.22%</text:p>
          </table:table-cell>
          <table:table-cell table:formula="of:=([All.O8])/[All.M8]" office:value-type="percentage" office:value="0.6875" calcext:value-type="percentage">
            <text:p>68.75%</text:p>
          </table:table-cell>
          <table:table-cell table:formula="of:=([All.T8])/[All.R8]" office:value-type="percentage" office:value="0.6875" calcext:value-type="percentage">
            <text:p>68.75%</text:p>
          </table:table-cell>
          <table:table-cell table:formula="of:=AVERAGE([.B5:.E5])" office:value-type="percentage" office:value="0.711805555555556" calcext:value-type="percentage">
            <text:p>71.18%</text:p>
          </table:table-cell>
          <table:table-cell table:formula="of:=[All.E31]/[All.C31]" office:value-type="percentage" office:value="0.866666666666667" calcext:value-type="percentage">
            <text:p>86.67%</text:p>
          </table:table-cell>
          <table:table-cell table:formula="of:=[All.I31]/[All.G31]" office:value-type="percentage" office:value="0.515151515151515" calcext:value-type="percentage">
            <text:p>51.52%</text:p>
          </table:table-cell>
          <table:table-cell table:formula="of:=AVERAGE([.F5:.G5])" office:value-type="percentage" office:value="0.789236111111111" calcext:value-type="percentage">
            <text:p>78.92%</text:p>
          </table:table-cell>
          <table:table-cell table:formula="of:=AVERAGE([.G5:.H5];[.B5:.E5])" office:value-type="percentage" office:value="0.704840067340067" calcext:value-type="percentage">
            <text:p>70.48%</text:p>
          </table:table-cell>
        </table:table-row>
        <table:table-row table:style-name="ro1">
          <table:table-cell office:value-type="string" calcext:value-type="string">
            <text:p>cnt</text:p>
          </table:table-cell>
          <table:table-cell table:formula="of:=([All.E9])/[All.C9]" office:value-type="percentage" office:value="0.666666666666667" calcext:value-type="percentage">
            <text:p>66.67%</text:p>
          </table:table-cell>
          <table:table-cell table:formula="of:=([All.J9])/[All.H9]" office:value-type="percentage" office:value="0.722222222222222" calcext:value-type="percentage">
            <text:p>72.22%</text:p>
          </table:table-cell>
          <table:table-cell table:formula="of:=([All.O9])/[All.M9]" office:value-type="percentage" office:value="0.625" calcext:value-type="percentage">
            <text:p>62.50%</text:p>
          </table:table-cell>
          <table:table-cell table:formula="of:=([All.T9])/[All.R9]" office:value-type="percentage" office:value="0.555555555555556" calcext:value-type="percentage">
            <text:p>55.56%</text:p>
          </table:table-cell>
          <table:table-cell table:formula="of:=AVERAGE([.B6:.E6])" office:value-type="percentage" office:value="0.642361111111111" calcext:value-type="percentage">
            <text:p>64.24%</text:p>
          </table:table-cell>
          <table:table-cell table:formula="of:=[All.E32]/[All.C32]" office:value-type="percentage" office:value="0.27027027027027" calcext:value-type="percentage">
            <text:p>27.03%</text:p>
          </table:table-cell>
          <table:table-cell table:formula="of:=[All.I32]/[All.G32]" office:value-type="percentage" office:value="0.205357142857143" calcext:value-type="percentage">
            <text:p>20.54%</text:p>
          </table:table-cell>
          <table:table-cell table:formula="of:=AVERAGE([.F6:.G6])" office:value-type="percentage" office:value="0.456315690690691" calcext:value-type="percentage">
            <text:p>45.63%</text:p>
          </table:table-cell>
          <table:table-cell table:formula="of:=AVERAGE([.G6:.H6];[.B6:.E6])" office:value-type="percentage" office:value="0.507511976261976" calcext:value-type="percentage">
            <text:p>50.75%</text:p>
          </table:table-cell>
        </table:table-row>
        <table:table-row table:style-name="ro1">
          <table:table-cell office:value-type="string" calcext:value-type="string">
            <text:p>compress</text:p>
          </table:table-cell>
          <table:table-cell table:formula="of:=([All.E10])/[All.C10]" office:value-type="percentage" office:value="0.789473684210526" calcext:value-type="percentage">
            <text:p>78.95%</text:p>
          </table:table-cell>
          <table:table-cell table:formula="of:=([All.J10])/[All.H10]" office:value-type="percentage" office:value="0.838709677419355" calcext:value-type="percentage">
            <text:p>83.87%</text:p>
          </table:table-cell>
          <table:table-cell table:formula="of:=([All.O10])/[All.M10]" office:value-type="percentage" office:value="0.909090909090909" calcext:value-type="percentage">
            <text:p>90.91%</text:p>
          </table:table-cell>
          <table:table-cell table:formula="of:=([All.T10])/[All.R10]" office:value-type="percentage" office:value="0.914285714285714" calcext:value-type="percentage">
            <text:p>91.43%</text:p>
          </table:table-cell>
          <table:table-cell table:formula="of:=AVERAGE([.B7:.E7])" office:value-type="percentage" office:value="0.862889996251626" calcext:value-type="percentage">
            <text:p>86.29%</text:p>
          </table:table-cell>
          <table:table-cell table:formula="of:=[All.E33]/[All.C33]" office:value-type="percentage" office:value="0.567567567567568" calcext:value-type="percentage">
            <text:p>56.76%</text:p>
          </table:table-cell>
          <table:table-cell table:formula="of:=[All.I33]/[All.G33]" office:value-type="percentage" office:value="0.455089820359281" calcext:value-type="percentage">
            <text:p>45.51%</text:p>
          </table:table-cell>
          <table:table-cell table:formula="of:=AVERAGE([.F7:.G7])" office:value-type="percentage" office:value="0.715228781909597" calcext:value-type="percentage">
            <text:p>71.52%</text:p>
          </table:table-cell>
          <table:table-cell table:formula="of:=AVERAGE([.G7:.H7];[.B7:.E7])" office:value-type="percentage" office:value="0.745702895488892" calcext:value-type="percentage">
            <text:p>74.57%</text:p>
          </table:table-cell>
        </table:table-row>
        <table:table-row table:style-name="ro1">
          <table:table-cell office:value-type="string" calcext:value-type="string">
            <text:p>crc</text:p>
          </table:table-cell>
          <table:table-cell table:formula="of:=([All.E11])/[All.C11]" office:value-type="percentage" office:value="0.470588235294118" calcext:value-type="percentage">
            <text:p>47.06%</text:p>
          </table:table-cell>
          <table:table-cell table:formula="of:=([All.J11])/[All.H11]" office:value-type="percentage" office:value="0.608695652173913" calcext:value-type="percentage">
            <text:p>60.87%</text:p>
          </table:table-cell>
          <table:table-cell table:formula="of:=([All.O11])/[All.M11]" office:value-type="percentage" office:value="0.526315789473684" calcext:value-type="percentage">
            <text:p>52.63%</text:p>
          </table:table-cell>
          <table:table-cell table:formula="of:=([All.T11])/[All.R11]" office:value-type="percentage" office:value="0.473684210526316" calcext:value-type="percentage">
            <text:p>47.37%</text:p>
          </table:table-cell>
          <table:table-cell table:formula="of:=AVERAGE([.B8:.E8])" office:value-type="percentage" office:value="0.519820971867008" calcext:value-type="percentage">
            <text:p>51.98%</text:p>
          </table:table-cell>
          <table:table-cell table:formula="of:=[All.E34]/[All.C34]" office:value-type="percentage" office:value="0.486486486486487" calcext:value-type="percentage">
            <text:p>48.65%</text:p>
          </table:table-cell>
          <table:table-cell table:formula="of:=[All.I34]/[All.G34]" office:value-type="percentage" office:value="0.547297297297297" calcext:value-type="percentage">
            <text:p>54.73%</text:p>
          </table:table-cell>
          <table:table-cell table:formula="of:=AVERAGE([.F8:.G8])" office:value-type="percentage" office:value="0.503153729176747" calcext:value-type="percentage">
            <text:p>50.32%</text:p>
          </table:table-cell>
          <table:table-cell table:formula="of:=AVERAGE([.G8:.H8];[.B8:.E8])" office:value-type="percentage" office:value="0.518844611875302" calcext:value-type="percentage">
            <text:p>51.88%</text:p>
          </table:table-cell>
        </table:table-row>
        <table:table-row table:style-name="ro1">
          <table:table-cell office:value-type="string" calcext:value-type="string">
            <text:p>expint</text:p>
          </table:table-cell>
          <table:table-cell table:formula="of:=([All.E12])/[All.C12]" office:value-type="percentage" office:value="0.615384615384615" calcext:value-type="percentage">
            <text:p>61.54%</text:p>
          </table:table-cell>
          <table:table-cell table:formula="of:=([All.J12])/[All.H12]" office:value-type="percentage" office:value="0.615384615384615" calcext:value-type="percentage">
            <text:p>61.54%</text:p>
          </table:table-cell>
          <table:table-cell table:formula="of:=([All.O12])/[All.M12]" office:value-type="percentage" office:value="0.363636363636364" calcext:value-type="percentage">
            <text:p>36.36%</text:p>
          </table:table-cell>
          <table:table-cell table:formula="of:=([All.T12])/[All.R12]" office:value-type="percentage" office:value="0.363636363636364" calcext:value-type="percentage">
            <text:p>36.36%</text:p>
          </table:table-cell>
          <table:table-cell table:formula="of:=AVERAGE([.B9:.E9])" office:value-type="percentage" office:value="0.48951048951049" calcext:value-type="percentage">
            <text:p>48.95%</text:p>
          </table:table-cell>
          <table:table-cell table:formula="of:=[All.E35]/[All.C35]" office:value-type="percentage" office:value="0.378378378378378" calcext:value-type="percentage">
            <text:p>37.84%</text:p>
          </table:table-cell>
          <table:table-cell table:formula="of:=[All.I35]/[All.G35]" office:value-type="percentage" office:value="0.43010752688172" calcext:value-type="percentage">
            <text:p>43.01%</text:p>
          </table:table-cell>
          <table:table-cell table:formula="of:=AVERAGE([.F9:.G9])" office:value-type="percentage" office:value="0.433944433944434" calcext:value-type="percentage">
            <text:p>43.39%</text:p>
          </table:table-cell>
          <table:table-cell table:formula="of:=AVERAGE([.G9:.H9];[.B9:.E9])" office:value-type="percentage" office:value="0.46108797721701" calcext:value-type="percentage">
            <text:p>46.11%</text:p>
          </table:table-cell>
        </table:table-row>
        <table:table-row table:style-name="ro1">
          <table:table-cell office:value-type="string" calcext:value-type="string">
            <text:p>fdct</text:p>
          </table:table-cell>
          <table:table-cell table:formula="of:=([All.E13])/[All.C13]" office:value-type="percentage" office:value="0.461538461538462" calcext:value-type="percentage">
            <text:p>46.15%</text:p>
          </table:table-cell>
          <table:table-cell table:formula="of:=([All.J13])/[All.H13]" office:value-type="percentage" office:value="0.19047619047619" calcext:value-type="percentage">
            <text:p>19.05%</text:p>
          </table:table-cell>
          <table:table-cell table:formula="of:=([All.O13])/[All.M13]" office:value-type="percentage" office:value="0.133333333333333" calcext:value-type="percentage">
            <text:p>13.33%</text:p>
          </table:table-cell>
          <table:table-cell table:formula="of:=([All.T13])/[All.R13]" office:value-type="percentage" office:value="0.0909090909090909" calcext:value-type="percentage">
            <text:p>9.09%</text:p>
          </table:table-cell>
          <table:table-cell table:formula="of:=AVERAGE([.B10:.E10])" office:value-type="percentage" office:value="0.219064269064269" calcext:value-type="percentage">
            <text:p>21.91%</text:p>
          </table:table-cell>
          <table:table-cell table:formula="of:=[All.E36]/[All.C36]" office:value-type="percentage" office:value="0.0857142857142857" calcext:value-type="percentage">
            <text:p>8.57%</text:p>
          </table:table-cell>
          <table:table-cell table:formula="of:=[All.I36]/[All.G36]" office:value-type="percentage" office:value="0.0275229357798165" calcext:value-type="percentage">
            <text:p>2.75%</text:p>
          </table:table-cell>
          <table:table-cell table:formula="of:=AVERAGE([.F10:.G10])" office:value-type="percentage" office:value="0.152389277389277" calcext:value-type="percentage">
            <text:p>15.24%</text:p>
          </table:table-cell>
          <table:table-cell table:formula="of:=AVERAGE([.G10:.H10];[.B10:.E10])" office:value-type="percentage" office:value="0.164915716291863" calcext:value-type="percentage">
            <text:p>16.49%</text:p>
          </table:table-cell>
        </table:table-row>
        <table:table-row table:style-name="ro1">
          <table:table-cell office:value-type="string" calcext:value-type="string">
            <text:p>fibcall</text:p>
          </table:table-cell>
          <table:table-cell table:formula="of:=([All.E14])/[All.C14]" office:value-type="percentage" office:value="0.636363636363636" calcext:value-type="percentage">
            <text:p>63.64%</text:p>
          </table:table-cell>
          <table:table-cell table:formula="of:=([All.J14])/[All.H14]" office:value-type="percentage" office:value="0.583333333333333" calcext:value-type="percentage">
            <text:p>58.33%</text:p>
          </table:table-cell>
          <table:table-cell table:formula="of:=([All.O14])/[All.M14]" office:value-type="percentage" office:value="0.428571428571429" calcext:value-type="percentage">
            <text:p>42.86%</text:p>
          </table:table-cell>
          <table:table-cell table:formula="of:=([All.T14])/[All.R14]" office:value-type="percentage" office:value="0.428571428571429" calcext:value-type="percentage">
            <text:p>42.86%</text:p>
          </table:table-cell>
          <table:table-cell table:formula="of:=AVERAGE([.B11:.E11])" office:value-type="percentage" office:value="0.519209956709957" calcext:value-type="percentage">
            <text:p>51.92%</text:p>
          </table:table-cell>
          <table:table-cell table:formula="of:=[All.E37]/[All.C37]" office:value-type="percentage" office:value="0.5" calcext:value-type="percentage">
            <text:p>50.00%</text:p>
          </table:table-cell>
          <table:table-cell table:formula="of:=[All.I37]/[All.G37]" office:value-type="percentage" office:value="0.380952380952381" calcext:value-type="percentage">
            <text:p>38.10%</text:p>
          </table:table-cell>
          <table:table-cell table:formula="of:=AVERAGE([.F11:.G11])" office:value-type="percentage" office:value="0.509604978354978" calcext:value-type="percentage">
            <text:p>50.96%</text:p>
          </table:table-cell>
          <table:table-cell table:formula="of:=AVERAGE([.G11:.H11];[.B11:.E11])" office:value-type="percentage" office:value="0.492965367965368" calcext:value-type="percentage">
            <text:p>49.30%</text:p>
          </table:table-cell>
        </table:table-row>
        <table:table-row table:style-name="ro1">
          <table:table-cell office:value-type="string" calcext:value-type="string">
            <text:p>fir</text:p>
          </table:table-cell>
          <table:table-cell table:formula="of:=([All.E15])/[All.C15]" office:value-type="percentage" office:value="0.4375" calcext:value-type="percentage">
            <text:p>43.75%</text:p>
          </table:table-cell>
          <table:table-cell table:formula="of:=([All.J15])/[All.H15]" office:value-type="percentage" office:value="0.590909090909091" calcext:value-type="percentage">
            <text:p>59.09%</text:p>
          </table:table-cell>
          <table:table-cell table:formula="of:=([All.O15])/[All.M15]" office:value-type="percentage" office:value="0.666666666666667" calcext:value-type="percentage">
            <text:p>66.67%</text:p>
          </table:table-cell>
          <table:table-cell table:formula="of:=([All.T15])/[All.R15]" office:value-type="percentage" office:value="0.666666666666667" calcext:value-type="percentage">
            <text:p>66.67%</text:p>
          </table:table-cell>
          <table:table-cell table:formula="of:=AVERAGE([.B12:.E12])" office:value-type="percentage" office:value="0.590435606060606" calcext:value-type="percentage">
            <text:p>59.04%</text:p>
          </table:table-cell>
          <table:table-cell table:formula="of:=[All.E38]/[All.C38]" office:value-type="percentage" office:value="0.405405405405405" calcext:value-type="percentage">
            <text:p>40.54%</text:p>
          </table:table-cell>
          <table:table-cell table:formula="of:=[All.I38]/[All.G38]" office:value-type="percentage" office:value="0.405405405405405" calcext:value-type="percentage">
            <text:p>40.54%</text:p>
          </table:table-cell>
          <table:table-cell table:formula="of:=AVERAGE([.F12:.G12])" office:value-type="percentage" office:value="0.497920505733006" calcext:value-type="percentage">
            <text:p>49.79%</text:p>
          </table:table-cell>
          <table:table-cell table:formula="of:=AVERAGE([.G12:.H12];[.B12:.E12])" office:value-type="percentage" office:value="0.528758872508872" calcext:value-type="percentage">
            <text:p>52.88%</text:p>
          </table:table-cell>
        </table:table-row>
        <table:table-row table:style-name="ro1">
          <table:table-cell office:value-type="string" calcext:value-type="string">
            <text:p>janne_complex</text:p>
          </table:table-cell>
          <table:table-cell table:formula="of:=([All.E16])/[All.C16]" office:value-type="percentage" office:value="0.583333333333333" calcext:value-type="percentage">
            <text:p>58.33%</text:p>
          </table:table-cell>
          <table:table-cell table:formula="of:=([All.J16])/[All.H16]" office:value-type="percentage" office:value="0.666666666666667" calcext:value-type="percentage">
            <text:p>66.67%</text:p>
          </table:table-cell>
          <table:table-cell table:formula="of:=([All.O16])/[All.M16]" office:value-type="percentage" office:value="0.75" calcext:value-type="percentage">
            <text:p>75.00%</text:p>
          </table:table-cell>
          <table:table-cell table:formula="of:=([All.T16])/[All.R16]" office:value-type="percentage" office:value="0.777777777777778" calcext:value-type="percentage">
            <text:p>77.78%</text:p>
          </table:table-cell>
          <table:table-cell table:formula="of:=AVERAGE([.B13:.E13])" office:value-type="percentage" office:value="0.694444444444444" calcext:value-type="percentage">
            <text:p>69.44%</text:p>
          </table:table-cell>
          <table:table-cell table:formula="of:=[All.E39]/[All.C39]" office:value-type="percentage" office:value="0.194444444444444" calcext:value-type="percentage">
            <text:p>19.44%</text:p>
          </table:table-cell>
          <table:table-cell table:formula="of:=[All.I39]/[All.G39]" office:value-type="percentage" office:value="0.666666666666667" calcext:value-type="percentage">
            <text:p>66.67%</text:p>
          </table:table-cell>
          <table:table-cell table:formula="of:=AVERAGE([.F13:.G13])" office:value-type="percentage" office:value="0.444444444444444" calcext:value-type="percentage">
            <text:p>44.44%</text:p>
          </table:table-cell>
          <table:table-cell table:formula="of:=AVERAGE([.G13:.H13];[.B13:.E13])" office:value-type="percentage" office:value="0.606481481481482" calcext:value-type="percentage">
            <text:p>60.65%</text:p>
          </table:table-cell>
        </table:table-row>
        <table:table-row table:style-name="ro1">
          <table:table-cell office:value-type="string" calcext:value-type="string">
            <text:p>jfdctint</text:p>
          </table:table-cell>
          <table:table-cell table:formula="of:=([All.E17])/[All.C17]" office:value-type="percentage" office:value="0.727272727272727" calcext:value-type="percentage">
            <text:p>72.73%</text:p>
          </table:table-cell>
          <table:table-cell table:formula="of:=([All.J17])/[All.H17]" office:value-type="percentage" office:value="0.2" calcext:value-type="percentage">
            <text:p>20.00%</text:p>
          </table:table-cell>
          <table:table-cell table:formula="of:=([All.O17])/[All.M17]" office:value-type="percentage" office:value="0.16" calcext:value-type="percentage">
            <text:p>16.00%</text:p>
          </table:table-cell>
          <table:table-cell table:formula="of:=([All.T17])/[All.R17]" office:value-type="percentage" office:value="0.121212121212121" calcext:value-type="percentage">
            <text:p>12.12%</text:p>
          </table:table-cell>
          <table:table-cell table:formula="of:=AVERAGE([.B14:.E14])" office:value-type="percentage" office:value="0.302121212121212" calcext:value-type="percentage">
            <text:p>30.21%</text:p>
          </table:table-cell>
          <table:table-cell table:formula="of:=[All.E40]/[All.C40]" office:value-type="percentage" office:value="0.0857142857142857" calcext:value-type="percentage">
            <text:p>8.57%</text:p>
          </table:table-cell>
          <table:table-cell table:formula="of:=[All.I40]/[All.G40]" office:value-type="percentage" office:value="0.0439024390243902" calcext:value-type="percentage">
            <text:p>4.39%</text:p>
          </table:table-cell>
          <table:table-cell table:formula="of:=AVERAGE([.F14:.G14])" office:value-type="percentage" office:value="0.193917748917749" calcext:value-type="percentage">
            <text:p>19.39%</text:p>
          </table:table-cell>
          <table:table-cell table:formula="of:=AVERAGE([.G14:.H14];[.B14:.E14])" office:value-type="percentage" office:value="0.223016928870587" calcext:value-type="percentage">
            <text:p>22.30%</text:p>
          </table:table-cell>
        </table:table-row>
        <table:table-row table:style-name="ro1">
          <table:table-cell office:value-type="string" calcext:value-type="string">
            <text:p>matmult</text:p>
          </table:table-cell>
          <table:table-cell table:formula="of:=([All.E18])/[All.C18]" office:value-type="percentage" office:value="0.526315789473684" calcext:value-type="percentage">
            <text:p>52.63%</text:p>
          </table:table-cell>
          <table:table-cell table:formula="of:=([All.J18])/[All.H18]" office:value-type="percentage" office:value="0.75" calcext:value-type="percentage">
            <text:p>75.00%</text:p>
          </table:table-cell>
          <table:table-cell table:formula="of:=([All.O18])/[All.M18]" office:value-type="percentage" office:value="0.789473684210526" calcext:value-type="percentage">
            <text:p>78.95%</text:p>
          </table:table-cell>
          <table:table-cell table:formula="of:=([All.T18])/[All.R18]" office:value-type="percentage" office:value="0.68421052631579" calcext:value-type="percentage">
            <text:p>68.42%</text:p>
          </table:table-cell>
          <table:table-cell table:formula="of:=AVERAGE([.B15:.E15])" office:value-type="percentage" office:value="0.6875" calcext:value-type="percentage">
            <text:p>68.75%</text:p>
          </table:table-cell>
          <table:table-cell table:formula="of:=[All.E41]/[All.C41]" office:value-type="percentage" office:value="0.216216216216216" calcext:value-type="percentage">
            <text:p>21.62%</text:p>
          </table:table-cell>
          <table:table-cell table:formula="of:=[All.I41]/[All.G41]" office:value-type="percentage" office:value="0.169491525423729" calcext:value-type="percentage">
            <text:p>16.95%</text:p>
          </table:table-cell>
          <table:table-cell table:formula="of:=AVERAGE([.F15:.G15])" office:value-type="percentage" office:value="0.451858108108108" calcext:value-type="percentage">
            <text:p>45.19%</text:p>
          </table:table-cell>
          <table:table-cell table:formula="of:=AVERAGE([.G15:.H15];[.B15:.E15])" office:value-type="percentage" office:value="0.522617956939991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ndes</text:p>
          </table:table-cell>
          <table:table-cell table:formula="of:=([All.E19])/[All.C19]" office:value-type="percentage" office:value="0.529411764705882" calcext:value-type="percentage">
            <text:p>52.94%</text:p>
          </table:table-cell>
          <table:table-cell table:formula="of:=([All.J19])/[All.H19]" office:value-type="percentage" office:value="0.777777777777778" calcext:value-type="percentage">
            <text:p>77.78%</text:p>
          </table:table-cell>
          <table:table-cell table:formula="of:=([All.O19])/[All.M19]" office:value-type="percentage" office:value="0.884615384615385" calcext:value-type="percentage">
            <text:p>88.46%</text:p>
          </table:table-cell>
          <table:table-cell table:formula="of:=([All.T19])/[All.R19]" office:value-type="percentage" office:value="0.964285714285714" calcext:value-type="percentage">
            <text:p>96.43%</text:p>
          </table:table-cell>
          <table:table-cell table:formula="of:=AVERAGE([.B16:.E16])" office:value-type="percentage" office:value="0.78902266034619" calcext:value-type="percentage">
            <text:p>78.90%</text:p>
          </table:table-cell>
          <table:table-cell table:formula="of:=[All.E42]/[All.C42]" office:value-type="percentage" office:value="0.432432432432432" calcext:value-type="percentage">
            <text:p>43.24%</text:p>
          </table:table-cell>
          <table:table-cell table:formula="of:=[All.I42]/[All.G42]" office:value-type="percentage" office:value="0.194444444444444" calcext:value-type="percentage">
            <text:p>19.44%</text:p>
          </table:table-cell>
          <table:table-cell table:formula="of:=AVERAGE([.F16:.G16])" office:value-type="percentage" office:value="0.610727546389311" calcext:value-type="percentage">
            <text:p>61.07%</text:p>
          </table:table-cell>
          <table:table-cell table:formula="of:=AVERAGE([.G16:.H16];[.B16:.E16])" office:value-type="percentage" office:value="0.630494586376939" calcext:value-type="percentage">
            <text:p>63.05%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table:formula="of:=([All.E20])/[All.C20]" office:value-type="percentage" office:value="0.642857142857143" calcext:value-type="percentage">
            <text:p>64.29%</text:p>
          </table:table-cell>
          <table:table-cell table:formula="of:=([All.J20])/[All.H20]" office:value-type="percentage" office:value="0.764705882352941" calcext:value-type="percentage">
            <text:p>76.47%</text:p>
          </table:table-cell>
          <table:table-cell table:formula="of:=([All.O20])/[All.M20]" office:value-type="percentage" office:value="0.866666666666667" calcext:value-type="percentage">
            <text:p>86.67%</text:p>
          </table:table-cell>
          <table:table-cell table:formula="of:=([All.T20])/[All.R20]" office:value-type="percentage" office:value="0.75" calcext:value-type="percentage">
            <text:p>75.00%</text:p>
          </table:table-cell>
          <table:table-cell table:formula="of:=AVERAGE([.B17:.E17])" office:value-type="percentage" office:value="0.756057422969188" calcext:value-type="percentage">
            <text:p>75.61%</text:p>
          </table:table-cell>
          <table:table-cell table:formula="of:=[All.E43]/[All.C43]" office:value-type="percentage" office:value="0.378378378378378" calcext:value-type="percentage">
            <text:p>37.84%</text:p>
          </table:table-cell>
          <table:table-cell table:formula="of:=[All.I43]/[All.G43]" office:value-type="percentage" office:value="0.537037037037037" calcext:value-type="percentage">
            <text:p>53.70%</text:p>
          </table:table-cell>
          <table:table-cell table:formula="of:=AVERAGE([.F17:.G17])" office:value-type="percentage" office:value="0.567217900673783" calcext:value-type="percentage">
            <text:p>56.72%</text:p>
          </table:table-cell>
          <table:table-cell table:formula="of:=AVERAGE([.G17:.H17];[.B17:.E17])" office:value-type="percentage" office:value="0.656607517882028" calcext:value-type="percentage">
            <text:p>65.66%</text:p>
          </table:table-cell>
        </table:table-row>
        <table:table-row table:style-name="ro1">
          <table:table-cell office:value-type="string" calcext:value-type="string">
            <text:p>prime</text:p>
          </table:table-cell>
          <table:table-cell table:formula="of:=([All.E21])/[All.C21]" office:value-type="percentage" office:value="0.769230769230769" calcext:value-type="percentage">
            <text:p>76.92%</text:p>
          </table:table-cell>
          <table:table-cell table:formula="of:=([All.J21])/[All.H21]" office:value-type="percentage" office:value="0.666666666666667" calcext:value-type="percentage">
            <text:p>66.67%</text:p>
          </table:table-cell>
          <table:table-cell table:formula="of:=([All.O21])/[All.M21]" office:value-type="percentage" office:value="0.666666666666667" calcext:value-type="percentage">
            <text:p>66.67%</text:p>
          </table:table-cell>
          <table:table-cell table:formula="of:=([All.T21])/[All.R21]" office:value-type="percentage" office:value="0.75" calcext:value-type="percentage">
            <text:p>75.00%</text:p>
          </table:table-cell>
          <table:table-cell table:formula="of:=AVERAGE([.B18:.E18])" office:value-type="percentage" office:value="0.713141025641026" calcext:value-type="percentage">
            <text:p>71.31%</text:p>
          </table:table-cell>
          <table:table-cell table:formula="of:=[All.E44]/[All.C44]" office:value-type="percentage" office:value="0.305555555555556" calcext:value-type="percentage">
            <text:p>30.56%</text:p>
          </table:table-cell>
          <table:table-cell table:formula="of:=[All.I44]/[All.G44]" office:value-type="percentage" office:value="0.51219512195122" calcext:value-type="percentage">
            <text:p>51.22%</text:p>
          </table:table-cell>
          <table:table-cell table:formula="of:=AVERAGE([.F18:.G18])" office:value-type="percentage" office:value="0.509348290598291" calcext:value-type="percentage">
            <text:p>50.93%</text:p>
          </table:table-cell>
          <table:table-cell table:formula="of:=AVERAGE([.G18:.H18];[.B18:.E18])" office:value-type="percentage" office:value="0.611719130011813" calcext:value-type="percentage">
            <text:p>61.17%</text:p>
          </table:table-cell>
        </table:table-row>
        <table:table-row table:style-name="ro1">
          <table:table-cell office:value-type="string" calcext:value-type="string">
            <text:p>Moyenne</text:p>
          </table:table-cell>
          <table:table-cell table:formula="of:=AVERAGE([.B3:.B18])" office:value-type="percentage" office:value="0.618084955389038" calcext:value-type="percentage">
            <text:p>61.81%</text:p>
          </table:table-cell>
          <table:table-cell table:formula="of:=AVERAGE([.C3:.C18])" office:value-type="percentage" office:value="0.646375047927235" calcext:value-type="percentage">
            <text:p>64.64%</text:p>
          </table:table-cell>
          <table:table-cell table:formula="of:=AVERAGE([.D3:.D18])" office:value-type="percentage" office:value="0.642881770093941" calcext:value-type="percentage">
            <text:p>64.29%</text:p>
          </table:table-cell>
          <table:table-cell table:formula="of:=AVERAGE([.E3:.E18])" office:value-type="percentage" office:value="0.627810114775575" calcext:value-type="percentage">
            <text:p>62.78%</text:p>
          </table:table-cell>
          <table:table-cell table:formula="of:=AVERAGE([.F3:.F18])" office:value-type="percentage" office:value="0.633787972046447" calcext:value-type="percentage">
            <text:p>63.38%</text:p>
          </table:table-cell>
          <table:table-cell table:formula="of:=AVERAGE([.G3:.G18])" office:value-type="percentage" office:value="0.405131917631918" calcext:value-type="percentage">
            <text:p>40.51%</text:p>
          </table:table-cell>
          <table:table-cell table:formula="of:=AVERAGE([.H3:.H18])" office:value-type="percentage" office:value="0.370161009153131" calcext:value-type="percentage">
            <text:p>37.02%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18])" office:value-type="percentage" office:value="0.4375" calcext:value-type="percentage">
            <text:p>43.75%</text:p>
          </table:table-cell>
          <table:table-cell table:formula="of:=MIN([.C3:.C18])" office:value-type="percentage" office:value="0.19047619047619" calcext:value-type="percentage">
            <text:p>19.05%</text:p>
          </table:table-cell>
          <table:table-cell table:formula="of:=MIN([.D3:.D18])" office:value-type="percentage" office:value="0.133333333333333" calcext:value-type="percentage">
            <text:p>13.33%</text:p>
          </table:table-cell>
          <table:table-cell table:formula="of:=MIN([.E3:.E18])" office:value-type="percentage" office:value="0.0909090909090909" calcext:value-type="percentage">
            <text:p>9.09%</text:p>
          </table:table-cell>
          <table:table-cell table:style-name="Default"/>
          <table:table-cell table:formula="of:=MIN([.G3:.G18])" office:value-type="percentage" office:value="0.0857142857142857" calcext:value-type="percentage">
            <text:p>8.57%</text:p>
          </table:table-cell>
          <table:table-cell table:formula="of:=MIN([.H3:.H18])" office:value-type="percentage" office:value="0.0275229357798165" calcext:value-type="percentage">
            <text:p>2.75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8])" office:value-type="percentage" office:value="0.789473684210526" calcext:value-type="percentage">
            <text:p>78.95%</text:p>
          </table:table-cell>
          <table:table-cell table:formula="of:=MAX([.C3:.C18])" office:value-type="percentage" office:value="0.875" calcext:value-type="percentage">
            <text:p>87.50%</text:p>
          </table:table-cell>
          <table:table-cell table:formula="of:=MAX([.D3:.D18])" office:value-type="percentage" office:value="0.928571428571429" calcext:value-type="percentage">
            <text:p>92.86%</text:p>
          </table:table-cell>
          <table:table-cell table:formula="of:=MAX([.E3:.E18])" office:value-type="percentage" office:value="0.964285714285714" calcext:value-type="percentage">
            <text:p>96.43%</text:p>
          </table:table-cell>
          <table:table-cell table:style-name="Default"/>
          <table:table-cell table:formula="of:=MAX([.G3:.G18])" office:value-type="percentage" office:value="0.866666666666667" calcext:value-type="percentage">
            <text:p>86.67%</text:p>
          </table:table-cell>
          <table:table-cell table:formula="of:=MAX([.H3:.H18])" office:value-type="percentage" office:value="0.666666666666667" calcext:value-type="percentage">
            <text:p>66.67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igma</text:p>
          </table:table-cell>
          <table:table-cell table:formula="of:=AVEDEV([.B3:.B18])" office:value-type="percentage" office:value="0.0878153109991466" calcext:value-type="percentage">
            <text:p>8.78%</text:p>
          </table:table-cell>
          <table:table-cell table:formula="of:=AVEDEV([.C3:.C18])" office:value-type="percentage" office:value="0.136181425660784" calcext:value-type="percentage">
            <text:p>13.62%</text:p>
          </table:table-cell>
          <table:table-cell table:formula="of:=AVEDEV([.D3:.D18])" office:value-type="percentage" office:value="0.202554213193605" calcext:value-type="percentage">
            <text:p>20.26%</text:p>
          </table:table-cell>
          <table:table-cell table:formula="of:=AVEDEV([.E3:.E18])" office:value-type="percentage" office:value="0.216661489780322" calcext:value-type="percentage">
            <text:p>21.67%</text:p>
          </table:table-cell>
          <table:table-cell table:style-name="Default"/>
          <table:table-cell table:formula="of:=AVEDEV([.G3:.G18])" office:value-type="percentage" office:value="0.165797940797941" calcext:value-type="percentage">
            <text:p>16.58%</text:p>
          </table:table-cell>
          <table:table-cell table:formula="of:=AVEDEV([.H3:.H18])" office:value-type="percentage" office:value="0.157822299307116" calcext:value-type="percentage">
            <text:p>15.78%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roid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 style:data-style-name="N2" text:time-value="18:03:57.955051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5T16:41:53.993211107</dc:date>
    <dc:creator>Sébastien FAUCOU</dc:creator>
    <meta:editing-duration>PT2H41M4S</meta:editing-duration>
    <meta:editing-cycles>4</meta:editing-cycles>
    <meta:generator>LibreOffice/5.1.3.1$Linux_X86_64 LibreOffice_project/10m0$Build-1</meta:generator>
    <meta:document-statistic meta:table-count="3" meta:cell-count="1004" meta:object-count="0"/>
  </office:meta>
</office:document-meta>
</file>